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cnd_m_dot_air [kg/h]">
            <text:p>cnd_m_dot_air [kg/h]</text:p>
          </table:table-cell>
          <table:table-cell table:style-name="pd1" office:value-type="string" office:value="n_cmp [rpm]">
            <text:p>n_cmp [rpm]</text:p>
          </table:table-cell>
          <table:table-cell table:style-name="pd1" office:value-type="string" office:value="T_evp [degC]">
            <text:p>T_evp [degC]</text:p>
          </table:table-cell>
          <table:table-cell table:style-name="pd1" office:value-type="string" office:value="P_evp [bar]">
            <text:p>P_evp [bar]</text:p>
          </table:table-cell>
          <table:table-cell table:style-name="pd1" office:value-type="string" office:value="T_cnd [degC]">
            <text:p>T_cnd [degC]</text:p>
          </table:table-cell>
          <table:table-cell table:style-name="pd1" office:value-type="string" office:value="P_cnd [bar]">
            <text:p>P_cnd [bar]</text:p>
          </table:table-cell>
          <table:table-cell table:style-name="pd1" office:value-type="string" office:value="Q_evp [kW]">
            <text:p>Q_evp [kW]</text:p>
          </table:table-cell>
          <table:table-cell table:style-name="pd1" office:value-type="string" office:value="W_cmp [kW]">
            <text:p>W_cmp [kW]</text:p>
          </table:table-cell>
          <table:table-cell table:style-name="pd1" office:value-type="string" office:value="Q_cnd [kW]">
            <text:p>Q_cnd [kW]</text:p>
          </table:table-cell>
          <table:table-cell table:style-name="pd1" office:value-type="string" office:value="COP [-]">
            <text:p>COP [-]</text:p>
          </table:table-cell>
          <table:table-cell table:style-name="pd1" office:value-type="string" office:value="m_dot_rfg [kg/h]">
            <text:p>m_dot_rfg [kg/h]</text:p>
          </table:table-cell>
          <table:table-cell table:style-name="pd1" office:value-type="string" office:value="dT_sc [K]">
            <text:p>dT_sc [K]</text:p>
          </table:table-cell>
          <table:table-cell table:style-name="pd1" office:value-type="string" office:value="eps_evp [-]">
            <text:p>eps_evp [-]</text:p>
          </table:table-cell>
          <table:table-cell table:style-name="pd1" office:value-type="string" office:value="eps_cnd [-]">
            <text:p>eps_cnd [-]</text:p>
          </table:table-cell>
          <table:table-cell table:style-name="pd1" office:value-type="string" office:value="TDB evp_air_out [degC]">
            <text:p>TDB evp_air_out [degC]</text:p>
          </table:table-cell>
          <table:table-cell table:style-name="pd1" office:value-type="string" office:value="RH evp_air_out [%]">
            <text:p>RH evp_air_out [%]</text:p>
          </table:table-cell>
          <table:table-cell table:style-name="pd1" office:value-type="string" office:value="dP evp_air_out [Pa]">
            <text:p>dP evp_air_out [Pa]</text:p>
          </table:table-cell>
          <table:table-cell table:style-name="pd1" office:value-type="string" office:value="TDB cnd_air_out [degC]">
            <text:p>TDB cnd_air_out [degC]</text:p>
          </table:table-cell>
          <table:table-cell table:style-name="pd1" office:value-type="string" office:value="RH cnd_air_out [%]">
            <text:p>RH cnd_air_out [%]</text:p>
          </table:table-cell>
          <table:table-cell table:style-name="pd1" office:value-type="string" office:value="dP cnd_air_out [Pa]">
            <text:p>dP cnd_air_out [Pa]</text:p>
          </table:table-cell>
          <table:table-cell table:style-name="pd1" office:value-type="string" office:value="mass balance error [%]">
            <text:p>mass balance error [%]</text:p>
          </table:table-cell>
          <table:table-cell table:style-name="pd1" office:value-type="string" office:value="energy balance error [%]">
            <text:p>energy balance error [%]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8.600336968902013">
            <text:p>8.600336968902013</text:p>
          </table:table-cell>
          <table:table-cell office:value-type="float" office:value="3.958841115807683">
            <text:p>3.958841115807683</text:p>
          </table:table-cell>
          <table:table-cell office:value-type="float" office:value="49.766356945929374">
            <text:p>49.766356945929374</text:p>
          </table:table-cell>
          <table:table-cell office:value-type="float" office:value="13.372099707382038">
            <text:p>13.372099707382038</text:p>
          </table:table-cell>
          <table:table-cell office:value-type="float" office:value="2.81481257280936">
            <text:p>2.81481257280936</text:p>
          </table:table-cell>
          <table:table-cell office:value-type="float" office:value="0.885581728071802">
            <text:p>0.885581728071802</text:p>
          </table:table-cell>
          <table:table-cell office:value-type="float" office:value="3.7162427956446873">
            <text:p>3.7162427956446873</text:p>
          </table:table-cell>
          <table:table-cell office:value-type="float" office:value="2.7381536883984907">
            <text:p>2.7381536883984907</text:p>
          </table:table-cell>
          <table:table-cell office:value-type="float" office:value="59.22560556352968">
            <text:p>59.22560556352968</text:p>
          </table:table-cell>
          <table:table-cell office:value-type="float" office:value="19.329510908048917">
            <text:p>19.329510908048917</text:p>
          </table:table-cell>
          <table:table-cell office:value-type="float" office:value="0.3107899789820125">
            <text:p>0.3107899789820125</text:p>
          </table:table-cell>
          <table:table-cell office:value-type="float" office:value="0.3317796769361928">
            <text:p>0.3317796769361928</text:p>
          </table:table-cell>
          <table:table-cell office:value-type="float" office:value="14.653811662933947">
            <text:p>14.653811662933947</text:p>
          </table:table-cell>
          <table:table-cell office:value-type="float" office:value="100.0">
            <text:p>100.0</text:p>
          </table:table-cell>
          <table:table-cell office:value-type="float" office:value="14.528408999396312">
            <text:p>14.528408999396312</text:p>
          </table:table-cell>
          <table:table-cell office:value-type="float" office:value="36.558075521725925">
            <text:p>36.558075521725925</text:p>
          </table:table-cell>
          <table:table-cell office:value-type="float" office:value="34.61798026668432">
            <text:p>34.61798026668432</text:p>
          </table:table-cell>
          <table:table-cell office:value-type="float" office:value="25.623939376343603">
            <text:p>25.623939376343603</text:p>
          </table:table-cell>
          <table:table-cell office:value-type="float" office:value="0.36679167753178044">
            <text:p>0.36679167753178044</text:p>
          </table:table-cell>
          <table:table-cell office:value-type="float" office:value="0.5598866973188967">
            <text:p>0.5598866973188967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2500">
            <text:p>2500</text:p>
          </table:table-cell>
          <table:table-cell office:value-type="float" office:value="2100">
            <text:p>21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2100">
            <text:p>21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500">
            <text:p>3500</text:p>
          </table:table-cell>
          <table:table-cell office:value-type="float" office:value="2100">
            <text:p>21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4000">
            <text:p>4000</text:p>
          </table:table-cell>
          <table:table-cell office:value-type="float" office:value="2100">
            <text:p>21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2000">
            <text:p>2000</text:p>
          </table:table-cell>
          <table:table-cell office:value-type="float" office:value="2400">
            <text:p>2400</text:p>
          </table:table-cell>
          <table:table-cell office:value-type="float" office:value="7.776150658729591">
            <text:p>7.776150658729591</text:p>
          </table:table-cell>
          <table:table-cell office:value-type="float" office:value="3.850861951268301">
            <text:p>3.850861951268301</text:p>
          </table:table-cell>
          <table:table-cell office:value-type="float" office:value="51.56479418303064">
            <text:p>51.56479418303064</text:p>
          </table:table-cell>
          <table:table-cell office:value-type="float" office:value="13.978195364402643">
            <text:p>13.978195364402643</text:p>
          </table:table-cell>
          <table:table-cell office:value-type="float" office:value="3.131091943322596">
            <text:p>3.131091943322596</text:p>
          </table:table-cell>
          <table:table-cell office:value-type="float" office:value="1.0386449684160743">
            <text:p>1.0386449684160743</text:p>
          </table:table-cell>
          <table:table-cell office:value-type="float" office:value="4.191182307204244">
            <text:p>4.191182307204244</text:p>
          </table:table-cell>
          <table:table-cell office:value-type="float" office:value="2.551299949502498">
            <text:p>2.551299949502498</text:p>
          </table:table-cell>
          <table:table-cell office:value-type="float" office:value="66.18829828996715">
            <text:p>66.18829828996715</text:p>
          </table:table-cell>
          <table:table-cell office:value-type="float" office:value="20.87703406366296">
            <text:p>20.87703406366296</text:p>
          </table:table-cell>
          <table:table-cell office:value-type="float" office:value="0.3192194321565536">
            <text:p>0.3192194321565536</text:p>
          </table:table-cell>
          <table:table-cell office:value-type="float" office:value="0.34297587117047373">
            <text:p>0.34297587117047373</text:p>
          </table:table-cell>
          <table:table-cell office:value-type="float" office:value="14.377335484887794">
            <text:p>14.377335484887794</text:p>
          </table:table-cell>
          <table:table-cell office:value-type="float" office:value="100.0">
            <text:p>100.0</text:p>
          </table:table-cell>
          <table:table-cell office:value-type="float" office:value="14.472098963386468">
            <text:p>14.472098963386468</text:p>
          </table:table-cell>
          <table:table-cell office:value-type="float" office:value="37.39620407153694">
            <text:p>37.39620407153694</text:p>
          </table:table-cell>
          <table:table-cell office:value-type="float" office:value="33.070913551163855">
            <text:p>33.070913551163855</text:p>
          </table:table-cell>
          <table:table-cell office:value-type="float" office:value="25.7161617154852">
            <text:p>25.7161617154852</text:p>
          </table:table-cell>
          <table:table-cell office:value-type="float" office:value="0.40063415964427834">
            <text:p>0.40063415964427834</text:p>
          </table:table-cell>
          <table:table-cell office:value-type="float" office:value="0.6802582542548675">
            <text:p>0.6802582542548675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2500">
            <text:p>2500</text:p>
          </table:table-cell>
          <table:table-cell office:value-type="float" office:value="2400">
            <text:p>2400</text:p>
          </table:table-cell>
          <table:table-cell office:value-type="float" office:value="7.617821544404364">
            <text:p>7.617821544404364</text:p>
          </table:table-cell>
          <table:table-cell office:value-type="float" office:value="3.8234986966223845">
            <text:p>3.8234986966223845</text:p>
          </table:table-cell>
          <table:table-cell office:value-type="float" office:value="47.14231371879674">
            <text:p>47.14231371879674</text:p>
          </table:table-cell>
          <table:table-cell office:value-type="float" office:value="12.039156449332122">
            <text:p>12.039156449332122</text:p>
          </table:table-cell>
          <table:table-cell office:value-type="float" office:value="3.190761848661814">
            <text:p>3.190761848661814</text:p>
          </table:table-cell>
          <table:table-cell office:value-type="float" office:value="0.9826822671664195">
            <text:p>0.9826822671664195</text:p>
          </table:table-cell>
          <table:table-cell office:value-type="float" office:value="4.199348222113674">
            <text:p>4.199348222113674</text:p>
          </table:table-cell>
          <table:table-cell office:value-type="float" office:value="2.9420954279427263">
            <text:p>2.9420954279427263</text:p>
          </table:table-cell>
          <table:table-cell office:value-type="float" office:value="67.98671312685273">
            <text:p>67.98671312685273</text:p>
          </table:table-cell>
          <table:table-cell office:value-type="float" office:value="16.499424397867415">
            <text:p>16.499424397867415</text:p>
          </table:table-cell>
          <table:table-cell office:value-type="float" office:value="0.32065971565776713">
            <text:p>0.32065971565776713</text:p>
          </table:table-cell>
          <table:table-cell office:value-type="float" office:value="0.34583964014083085">
            <text:p>0.34583964014083085</text:p>
          </table:table-cell>
          <table:table-cell office:value-type="float" office:value="14.324849110070886">
            <text:p>14.324849110070886</text:p>
          </table:table-cell>
          <table:table-cell office:value-type="float" office:value="100.0">
            <text:p>100.0</text:p>
          </table:table-cell>
          <table:table-cell office:value-type="float" office:value="14.46141672622844">
            <text:p>14.46141672622844</text:p>
          </table:table-cell>
          <table:table-cell office:value-type="float" office:value="35.928491607689864">
            <text:p>35.928491607689864</text:p>
          </table:table-cell>
          <table:table-cell office:value-type="float" office:value="35.834151729054184">
            <text:p>35.834151729054184</text:p>
          </table:table-cell>
          <table:table-cell office:value-type="float" office:value="37.29420438793209">
            <text:p>37.29420438793209</text:p>
          </table:table-cell>
          <table:table-cell office:value-type="float" office:value="0.36036970089578224">
            <text:p>0.36036970089578224</text:p>
          </table:table-cell>
          <table:table-cell office:value-type="float" office:value="0.805309181875091">
            <text:p>0.805309181875091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3000">
            <text:p>3000</text:p>
          </table:table-cell>
          <table:table-cell office:value-type="float" office:value="2400">
            <text:p>2400</text:p>
          </table:table-cell>
          <table:table-cell office:value-type="float" office:value="7.510986328124432">
            <text:p>7.510986328124432</text:p>
          </table:table-cell>
          <table:table-cell office:value-type="float" office:value="3.812193530615559">
            <text:p>3.812193530615559</text:p>
          </table:table-cell>
          <table:table-cell office:value-type="float" office:value="43.58398437500085">
            <text:p>43.58398437500085</text:p>
          </table:table-cell>
          <table:table-cell office:value-type="float" office:value="11.178866236829322">
            <text:p>11.178866236829322</text:p>
          </table:table-cell>
          <table:table-cell office:value-type="float" office:value="3.2301374479517073">
            <text:p>3.2301374479517073</text:p>
          </table:table-cell>
          <table:table-cell office:value-type="float" office:value="0.9537679007729152">
            <text:p>0.9537679007729152</text:p>
          </table:table-cell>
          <table:table-cell office:value-type="float" office:value="4.195744392249545">
            <text:p>4.195744392249545</text:p>
          </table:table-cell>
          <table:table-cell office:value-type="float" office:value="3.1517864964330164">
            <text:p>3.1517864964330164</text:p>
          </table:table-cell>
          <table:table-cell office:value-type="float" office:value="68.77273262568855">
            <text:p>68.77273262568855</text:p>
          </table:table-cell>
          <table:table-cell office:value-type="float" office:value="12.722666795071518">
            <text:p>12.722666795071518</text:p>
          </table:table-cell>
          <table:table-cell office:value-type="float" office:value="0.3215336960312422">
            <text:p>0.3215336960312422</text:p>
          </table:table-cell>
          <table:table-cell office:value-type="float" office:value="0.3633815923933915">
            <text:p>0.3633815923933915</text:p>
          </table:table-cell>
          <table:table-cell office:value-type="float" office:value="14.290156798322528">
            <text:p>14.290156798322528</text:p>
          </table:table-cell>
          <table:table-cell office:value-type="float" office:value="100.0">
            <text:p>100.0</text:p>
          </table:table-cell>
          <table:table-cell office:value-type="float" office:value="14.454334145210073">
            <text:p>14.454334145210073</text:p>
          </table:table-cell>
          <table:table-cell office:value-type="float" office:value="34.936169873234746">
            <text:p>34.936169873234746</text:p>
          </table:table-cell>
          <table:table-cell office:value-type="float" office:value="37.850650346856526">
            <text:p>37.850650346856526</text:p>
          </table:table-cell>
          <table:table-cell office:value-type="float" office:value="50.767800172528354">
            <text:p>50.767800172528354</text:p>
          </table:table-cell>
          <table:table-cell office:value-type="float" office:value="0.05664136227583595">
            <text:p>0.05664136227583595</text:p>
          </table:table-cell>
          <table:table-cell office:value-type="float" office:value="0.3651798079365527">
            <text:p>0.3651798079365527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4000">
            <text:p>4000</text:p>
          </table:table-cell>
          <table:table-cell office:value-type="float" office:value="2400">
            <text:p>24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2000">
            <text:p>2000</text:p>
          </table:table-cell>
          <table:table-cell office:value-type="float" office:value="2700">
            <text:p>2700</text:p>
          </table:table-cell>
          <table:table-cell office:value-type="float" office:value="7.064643871971327">
            <text:p>7.064643871971327</text:p>
          </table:table-cell>
          <table:table-cell office:value-type="float" office:value="3.753258392546424">
            <text:p>3.753258392546424</text:p>
          </table:table-cell>
          <table:table-cell office:value-type="float" office:value="40.862901024520056">
            <text:p>40.862901024520056</text:p>
          </table:table-cell>
          <table:table-cell office:value-type="float" office:value="10.3698904983868">
            <text:p>10.3698904983868</text:p>
          </table:table-cell>
          <table:table-cell office:value-type="float" office:value="3.3552266615976674">
            <text:p>3.3552266615976674</text:p>
          </table:table-cell>
          <table:table-cell office:value-type="float" office:value="1.0486937210430918">
            <text:p>1.0486937210430918</text:p>
          </table:table-cell>
          <table:table-cell office:value-type="float" office:value="4.40569368403535">
            <text:p>4.40569368403535</text:p>
          </table:table-cell>
          <table:table-cell office:value-type="float" office:value="3.3482801312096155">
            <text:p>3.3482801312096155</text:p>
          </table:table-cell>
          <table:table-cell office:value-type="float" office:value="78.35393396465642">
            <text:p>78.35393396465642</text:p>
          </table:table-cell>
          <table:table-cell office:value-type="string" office:value="">
            <text:p/>
          </table:table-cell>
          <table:table-cell office:value-type="float" office:value="0.3213500693656736">
            <text:p>0.3213500693656736</text:p>
          </table:table-cell>
          <table:table-cell office:value-type="float" office:value="0.7157161372006412">
            <text:p>0.7157161372006412</text:p>
          </table:table-cell>
          <table:table-cell office:value-type="float" office:value="14.179643393928131">
            <text:p>14.179643393928131</text:p>
          </table:table-cell>
          <table:table-cell office:value-type="float" office:value="100.0">
            <text:p>100.0</text:p>
          </table:table-cell>
          <table:table-cell office:value-type="float" office:value="14.42835443275644">
            <text:p>14.42835443275644</text:p>
          </table:table-cell>
          <table:table-cell office:value-type="float" office:value="37.77475356006238">
            <text:p>37.77475356006238</text:p>
          </table:table-cell>
          <table:table-cell office:value-type="float" office:value="32.39798761376828">
            <text:p>32.39798761376828</text:p>
          </table:table-cell>
          <table:table-cell office:value-type="float" office:value="26.25487365112494">
            <text:p>26.25487365112494</text:p>
          </table:table-cell>
          <table:table-cell office:value-type="float" office:value="0.01513141737856254">
            <text:p>0.01513141737856254</text:p>
          </table:table-cell>
          <table:table-cell office:value-type="float" office:value="0.05282399208043605">
            <text:p>0.05282399208043605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2500">
            <text:p>2500</text:p>
          </table:table-cell>
          <table:table-cell office:value-type="float" office:value="2700">
            <text:p>27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3000">
            <text:p>3000</text:p>
          </table:table-cell>
          <table:table-cell office:value-type="float" office:value="2700">
            <text:p>27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3500">
            <text:p>3500</text:p>
          </table:table-cell>
          <table:table-cell office:value-type="float" office:value="2700">
            <text:p>27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4000">
            <text:p>4000</text:p>
          </table:table-cell>
          <table:table-cell office:value-type="float" office:value="2700">
            <text:p>27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float" office:value="6.313634328950684">
            <text:p>6.313634328950684</text:p>
          </table:table-cell>
          <table:table-cell office:value-type="float" office:value="3.659094886558033">
            <text:p>3.659094886558033</text:p>
          </table:table-cell>
          <table:table-cell office:value-type="float" office:value="53.92591559096968">
            <text:p>53.92591559096968</text:p>
          </table:table-cell>
          <table:table-cell office:value-type="float" office:value="14.528511680196168">
            <text:p>14.528511680196168</text:p>
          </table:table-cell>
          <table:table-cell office:value-type="float" office:value="3.6701815278048047">
            <text:p>3.6701815278048047</text:p>
          </table:table-cell>
          <table:table-cell office:value-type="float" office:value="1.3183687405186861">
            <text:p>1.3183687405186861</text:p>
          </table:table-cell>
          <table:table-cell office:value-type="float" office:value="5.032182576017927">
            <text:p>5.032182576017927</text:p>
          </table:table-cell>
          <table:table-cell office:value-type="float" office:value="2.3349788676318064">
            <text:p>2.3349788676318064</text:p>
          </table:table-cell>
          <table:table-cell office:value-type="float" office:value="78.73816623560889">
            <text:p>78.73816623560889</text:p>
          </table:table-cell>
          <table:table-cell office:value-type="float" office:value="22.603591845763333">
            <text:p>22.603591845763333</text:p>
          </table:table-cell>
          <table:table-cell office:value-type="float" office:value="0.33086258180811623">
            <text:p>0.33086258180811623</text:p>
          </table:table-cell>
          <table:table-cell office:value-type="float" office:value="0.3711591374302306">
            <text:p>0.3711591374302306</text:p>
          </table:table-cell>
          <table:table-cell office:value-type="float" office:value="13.899335427565404">
            <text:p>13.899335427565404</text:p>
          </table:table-cell>
          <table:table-cell office:value-type="float" office:value="100.0">
            <text:p>100.0</text:p>
          </table:table-cell>
          <table:table-cell office:value-type="float" office:value="14.375923171088264">
            <text:p>14.375923171088264</text:p>
          </table:table-cell>
          <table:table-cell office:value-type="float" office:value="38.88032219297281">
            <text:p>38.88032219297281</text:p>
          </table:table-cell>
          <table:table-cell office:value-type="float" office:value="30.519940635318815">
            <text:p>30.519940635318815</text:p>
          </table:table-cell>
          <table:table-cell office:value-type="float" office:value="25.881120874196743">
            <text:p>25.881120874196743</text:p>
          </table:table-cell>
          <table:table-cell office:value-type="float" office:value="0.0016209116350898456">
            <text:p>0.0016209116350898456</text:p>
          </table:table-cell>
          <table:table-cell office:value-type="float" office:value="1.1748652363068959">
            <text:p>1.1748652363068959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6.006981372832968">
            <text:p>6.006981372832968</text:p>
          </table:table-cell>
          <table:table-cell office:value-type="float" office:value="3.621521648312294">
            <text:p>3.621521648312294</text:p>
          </table:table-cell>
          <table:table-cell office:value-type="float" office:value="42.586350440978265">
            <text:p>42.586350440978265</text:p>
          </table:table-cell>
          <table:table-cell office:value-type="float" office:value="10.863550885253817">
            <text:p>10.863550885253817</text:p>
          </table:table-cell>
          <table:table-cell office:value-type="float" office:value="3.766291458874777">
            <text:p>3.766291458874777</text:p>
          </table:table-cell>
          <table:table-cell office:value-type="float" office:value="1.185810348002724">
            <text:p>1.185810348002724</text:p>
          </table:table-cell>
          <table:table-cell office:value-type="float" office:value="4.957969888663344">
            <text:p>4.957969888663344</text:p>
          </table:table-cell>
          <table:table-cell office:value-type="float" office:value="3.0901064956176922">
            <text:p>3.0901064956176922</text:p>
          </table:table-cell>
          <table:table-cell office:value-type="float" office:value="83.46367387911052">
            <text:p>83.46367387911052</text:p>
          </table:table-cell>
          <table:table-cell office:value-type="float" office:value="7.820262179431722">
            <text:p>7.820262179431722</text:p>
          </table:table-cell>
          <table:table-cell office:value-type="float" office:value="0.33170435093794803">
            <text:p>0.33170435093794803</text:p>
          </table:table-cell>
          <table:table-cell office:value-type="float" office:value="0.5561172743811144">
            <text:p>0.5561172743811144</text:p>
          </table:table-cell>
          <table:table-cell office:value-type="float" office:value="13.81320751645086">
            <text:p>13.81320751645086</text:p>
          </table:table-cell>
          <table:table-cell office:value-type="float" office:value="100.0">
            <text:p>100.0</text:p>
          </table:table-cell>
          <table:table-cell office:value-type="float" office:value="14.357449560420608">
            <text:p>14.357449560420608</text:p>
          </table:table-cell>
          <table:table-cell office:value-type="float" office:value="36.99948690164234">
            <text:p>36.99948690164234</text:p>
          </table:table-cell>
          <table:table-cell office:value-type="float" office:value="33.79320446016724">
            <text:p>33.79320446016724</text:p>
          </table:table-cell>
          <table:table-cell office:value-type="float" office:value="37.69899531397606">
            <text:p>37.69899531397606</text:p>
          </table:table-cell>
          <table:table-cell office:value-type="float" office:value="0.08553800894620422">
            <text:p>0.08553800894620422</text:p>
          </table:table-cell>
          <table:table-cell office:value-type="float" office:value="0.1555629268218963">
            <text:p>0.1555629268218963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3000">
            <text:p>3000</text:p>
          </table:table-cell>
          <table:table-cell office:value-type="float" office:value="3000">
            <text:p>3000</text:p>
          </table:table-cell>
          <table:table-cell office:value-type="float" office:value="6.022247314453864">
            <text:p>6.022247314453864</text:p>
          </table:table-cell>
          <table:table-cell office:value-type="float" office:value="3.6225589430901004">
            <text:p>3.6225589430901004</text:p>
          </table:table-cell>
          <table:table-cell office:value-type="float" office:value="40.62866210937477">
            <text:p>40.62866210937477</text:p>
          </table:table-cell>
          <table:table-cell office:value-type="float" office:value="10.338415758834165">
            <text:p>10.338415758834165</text:p>
          </table:table-cell>
          <table:table-cell office:value-type="float" office:value="3.754193766419223">
            <text:p>3.754193766419223</text:p>
          </table:table-cell>
          <table:table-cell office:value-type="float" office:value="1.161964083589771">
            <text:p>1.161964083589771</text:p>
          </table:table-cell>
          <table:table-cell office:value-type="float" office:value="4.915290269225856">
            <text:p>4.915290269225856</text:p>
          </table:table-cell>
          <table:table-cell office:value-type="float" office:value="3.2411697555136545">
            <text:p>3.2411697555136545</text:p>
          </table:table-cell>
          <table:table-cell office:value-type="float" office:value="84.29238981943246">
            <text:p>84.29238981943246</text:p>
          </table:table-cell>
          <table:table-cell office:value-type="float" office:value="4.262436761057131">
            <text:p>4.262436761057131</text:p>
          </table:table-cell>
          <table:table-cell office:value-type="float" office:value="0.3310167709676978">
            <text:p>0.3310167709676978</text:p>
          </table:table-cell>
          <table:table-cell office:value-type="float" office:value="0.5440660710516768">
            <text:p>0.5440660710516768</text:p>
          </table:table-cell>
          <table:table-cell office:value-type="float" office:value="13.824064038196866">
            <text:p>13.824064038196866</text:p>
          </table:table-cell>
          <table:table-cell office:value-type="float" office:value="100.0">
            <text:p>100.0</text:p>
          </table:table-cell>
          <table:table-cell office:value-type="float" office:value="14.359080442720224">
            <text:p>14.359080442720224</text:p>
          </table:table-cell>
          <table:table-cell office:value-type="float" office:value="35.782694434383416">
            <text:p>35.782694434383416</text:p>
          </table:table-cell>
          <table:table-cell office:value-type="float" office:value="36.122650079614196">
            <text:p>36.122650079614196</text:p>
          </table:table-cell>
          <table:table-cell office:value-type="float" office:value="51.24968261119376">
            <text:p>51.24968261119376</text:p>
          </table:table-cell>
          <table:table-cell office:value-type="float" office:value="0.05243202606366881">
            <text:p>0.05243202606366881</text:p>
          </table:table-cell>
          <table:table-cell office:value-type="float" office:value="0.02311498495540008">
            <text:p>0.02311498495540008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3500">
            <text:p>3500</text:p>
          </table:table-cell>
          <table:table-cell office:value-type="float" office:value="3000">
            <text:p>30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4000">
            <text:p>4000</text:p>
          </table:table-cell>
          <table:table-cell office:value-type="float" office:value="3000">
            <text:p>300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3300">
            <text:p>3300</text:p>
          </table:table-cell>
          <table:table-cell office:value-type="float" office:value="5.418116860091914">
            <text:p>5.418116860091914</text:p>
          </table:table-cell>
          <table:table-cell office:value-type="float" office:value="3.547920832395725">
            <text:p>3.547920832395725</text:p>
          </table:table-cell>
          <table:table-cell office:value-type="float" office:value="46.26112531870575">
            <text:p>46.26112531870575</text:p>
          </table:table-cell>
          <table:table-cell office:value-type="float" office:value="11.96249473276898">
            <text:p>11.96249473276898</text:p>
          </table:table-cell>
          <table:table-cell office:value-type="float" office:value="3.9748511359477057">
            <text:p>3.9748511359477057</text:p>
          </table:table-cell>
          <table:table-cell office:value-type="float" office:value="1.3501896704039904">
            <text:p>1.3501896704039904</text:p>
          </table:table-cell>
          <table:table-cell office:value-type="float" office:value="5.336883587337394">
            <text:p>5.336883587337394</text:p>
          </table:table-cell>
          <table:table-cell office:value-type="float" office:value="2.763882705243758">
            <text:p>2.763882705243758</text:p>
          </table:table-cell>
          <table:table-cell office:value-type="float" office:value="88.32772876441811">
            <text:p>88.32772876441811</text:p>
          </table:table-cell>
          <table:table-cell office:value-type="float" office:value="11.392618911440081">
            <text:p>11.392618911440081</text:p>
          </table:table-cell>
          <table:table-cell office:value-type="float" office:value="0.33544250160941175">
            <text:p>0.33544250160941175</text:p>
          </table:table-cell>
          <table:table-cell office:value-type="float" office:value="0.579174545144995">
            <text:p>0.579174545144995</text:p>
          </table:table-cell>
          <table:table-cell office:value-type="float" office:value="13.625348640723246">
            <text:p>13.625348640723246</text:p>
          </table:table-cell>
          <table:table-cell office:value-type="float" office:value="100.0">
            <text:p>100.0</text:p>
          </table:table-cell>
          <table:table-cell office:value-type="float" office:value="14.318416369125703">
            <text:p>14.318416369125703</text:p>
          </table:table-cell>
          <table:table-cell office:value-type="float" office:value="39.41802986000715">
            <text:p>39.41802986000715</text:p>
          </table:table-cell>
          <table:table-cell office:value-type="float" office:value="29.651414833313574">
            <text:p>29.651414833313574</text:p>
          </table:table-cell>
          <table:table-cell office:value-type="float" office:value="26.15221848319569">
            <text:p>26.15221848319569</text:p>
          </table:table-cell>
          <table:table-cell office:value-type="float" office:value="0.051666273381502606">
            <text:p>0.051666273381502606</text:p>
          </table:table-cell>
          <table:table-cell office:value-type="float" office:value="0.2970576932278547">
            <text:p>0.2970576932278547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5.361898490574617">
            <text:p>5.361898490574617</text:p>
          </table:table-cell>
          <table:table-cell office:value-type="float" office:value="3.5403025951061697">
            <text:p>3.5403025951061697</text:p>
          </table:table-cell>
          <table:table-cell office:value-type="float" office:value="48.46926991773631">
            <text:p>48.46926991773631</text:p>
          </table:table-cell>
          <table:table-cell office:value-type="float" office:value="12.643289272783852">
            <text:p>12.643289272783852</text:p>
          </table:table-cell>
          <table:table-cell office:value-type="float" office:value="4.006582165358469">
            <text:p>4.006582165358469</text:p>
          </table:table-cell>
          <table:table-cell office:value-type="float" office:value="1.3751462039279465">
            <text:p>1.3751462039279465</text:p>
          </table:table-cell>
          <table:table-cell office:value-type="float" office:value="5.405712165077165">
            <text:p>5.405712165077165</text:p>
          </table:table-cell>
          <table:table-cell office:value-type="float" office:value="2.6103255768276004">
            <text:p>2.6103255768276004</text:p>
          </table:table-cell>
          <table:table-cell office:value-type="float" office:value="86.86844348408924">
            <text:p>86.86844348408924</text:p>
          </table:table-cell>
          <table:table-cell office:value-type="float" office:value="16.394671416327697">
            <text:p>16.394671416327697</text:p>
          </table:table-cell>
          <table:table-cell office:value-type="float" office:value="0.3367902806472156">
            <text:p>0.3367902806472156</text:p>
          </table:table-cell>
          <table:table-cell office:value-type="float" office:value="0.4132049441481219">
            <text:p>0.4132049441481219</text:p>
          </table:table-cell>
          <table:table-cell office:value-type="float" office:value="13.59665119602289">
            <text:p>13.59665119602289</text:p>
          </table:table-cell>
          <table:table-cell office:value-type="float" office:value="100.0">
            <text:p>100.0</text:p>
          </table:table-cell>
          <table:table-cell office:value-type="float" office:value="14.315334089924907">
            <text:p>14.315334089924907</text:p>
          </table:table-cell>
          <table:table-cell office:value-type="float" office:value="37.631593644814814">
            <text:p>37.631593644814814</text:p>
          </table:table-cell>
          <table:table-cell office:value-type="float" office:value="32.65063150907163">
            <text:p>32.65063150907163</text:p>
          </table:table-cell>
          <table:table-cell office:value-type="float" office:value="37.638344463533876">
            <text:p>37.638344463533876</text:p>
          </table:table-cell>
          <table:table-cell office:value-type="float" office:value="0.053561949944211026">
            <text:p>0.053561949944211026</text:p>
          </table:table-cell>
          <table:table-cell office:value-type="float" office:value="0.5950478424600711">
            <text:p>0.5950478424600711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3000">
            <text:p>3000</text:p>
          </table:table-cell>
          <table:table-cell office:value-type="float" office:value="3300">
            <text:p>3300</text:p>
          </table:table-cell>
          <table:table-cell office:value-type="float" office:value="5.31664234400381">
            <text:p>5.31664234400381</text:p>
          </table:table-cell>
          <table:table-cell office:value-type="float" office:value="3.5354446506905">
            <text:p>3.5354446506905</text:p>
          </table:table-cell>
          <table:table-cell office:value-type="float" office:value="48.02952319383667">
            <text:p>48.02952319383667</text:p>
          </table:table-cell>
          <table:table-cell office:value-type="float" office:value="12.552517267986538">
            <text:p>12.552517267986538</text:p>
          </table:table-cell>
          <table:table-cell office:value-type="float" office:value="4.024326011348093">
            <text:p>4.024326011348093</text:p>
          </table:table-cell>
          <table:table-cell office:value-type="float" office:value="1.371110536138875">
            <text:p>1.371110536138875</text:p>
          </table:table-cell>
          <table:table-cell office:value-type="float" office:value="5.417314035618983">
            <text:p>5.417314035618983</text:p>
          </table:table-cell>
          <table:table-cell office:value-type="float" office:value="2.6251422090030996">
            <text:p>2.6251422090030996</text:p>
          </table:table-cell>
          <table:table-cell office:value-type="float" office:value="86.86666940639505">
            <text:p>86.86666940639505</text:p>
          </table:table-cell>
          <table:table-cell office:value-type="float" office:value="16.400476838703185">
            <text:p>16.400476838703185</text:p>
          </table:table-cell>
          <table:table-cell office:value-type="float" office:value="0.3372156943752795">
            <text:p>0.3372156943752795</text:p>
          </table:table-cell>
          <table:table-cell office:value-type="float" office:value="0.3534930215081159">
            <text:p>0.3534930215081159</text:p>
          </table:table-cell>
          <table:table-cell office:value-type="float" office:value="13.580590311570347">
            <text:p>13.580590311570347</text:p>
          </table:table-cell>
          <table:table-cell office:value-type="float" office:value="100.0">
            <text:p>100.0</text:p>
          </table:table-cell>
          <table:table-cell office:value-type="float" office:value="14.312299963776717">
            <text:p>14.312299963776717</text:p>
          </table:table-cell>
          <table:table-cell office:value-type="float" office:value="36.37331063014">
            <text:p>36.37331063014</text:p>
          </table:table-cell>
          <table:table-cell office:value-type="float" office:value="34.96997131456768">
            <text:p>34.96997131456768</text:p>
          </table:table-cell>
          <table:table-cell office:value-type="float" office:value="51.08785648910705">
            <text:p>51.08785648910705</text:p>
          </table:table-cell>
          <table:table-cell office:value-type="float" office:value="0.0199264042986054">
            <text:p>0.0199264042986054</text:p>
          </table:table-cell>
          <table:table-cell office:value-type="float" office:value="0.5406917406607135">
            <text:p>0.5406917406607135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3500">
            <text:p>3500</text:p>
          </table:table-cell>
          <table:table-cell office:value-type="float" office:value="3300">
            <text:p>3300</text:p>
          </table:table-cell>
          <table:table-cell office:value-type="float" office:value="5.310245513916584">
            <text:p>5.310245513916584</text:p>
          </table:table-cell>
          <table:table-cell office:value-type="float" office:value="3.534312822399774">
            <text:p>3.534312822399774</text:p>
          </table:table-cell>
          <table:table-cell office:value-type="float" office:value="48.217639923095646">
            <text:p>48.217639923095646</text:p>
          </table:table-cell>
          <table:table-cell office:value-type="float" office:value="12.615074930058602">
            <text:p>12.615074930058602</text:p>
          </table:table-cell>
          <table:table-cell office:value-type="float" office:value="4.027717767891719">
            <text:p>4.027717767891719</text:p>
          </table:table-cell>
          <table:table-cell office:value-type="float" office:value="1.3732446177346687">
            <text:p>1.3732446177346687</text:p>
          </table:table-cell>
          <table:table-cell office:value-type="float" office:value="5.425275111312461">
            <text:p>5.425275111312461</text:p>
          </table:table-cell>
          <table:table-cell office:value-type="float" office:value="2.61122477773303">
            <text:p>2.61122477773303</text:p>
          </table:table-cell>
          <table:table-cell office:value-type="float" office:value="86.71780867553518">
            <text:p>86.71780867553518</text:p>
          </table:table-cell>
          <table:table-cell office:value-type="float" office:value="16.896998729098186">
            <text:p>16.896998729098186</text:p>
          </table:table-cell>
          <table:table-cell office:value-type="float" office:value="0.33734974855640576">
            <text:p>0.33734974855640576</text:p>
          </table:table-cell>
          <table:table-cell office:value-type="float" office:value="0.3003059497037586">
            <text:p>0.3003059497037586</text:p>
          </table:table-cell>
          <table:table-cell office:value-type="float" office:value="13.577519159179076">
            <text:p>13.577519159179076</text:p>
          </table:table-cell>
          <table:table-cell office:value-type="float" office:value="100.0">
            <text:p>100.0</text:p>
          </table:table-cell>
          <table:table-cell office:value-type="float" office:value="14.311767856186353">
            <text:p>14.311767856186353</text:p>
          </table:table-cell>
          <table:table-cell office:value-type="float" office:value="35.47086565846632">
            <text:p>35.47086565846632</text:p>
          </table:table-cell>
          <table:table-cell office:value-type="float" office:value="36.74856585133254">
            <text:p>36.74856585133254</text:p>
          </table:table-cell>
          <table:table-cell office:value-type="float" office:value="66.36176656982343">
            <text:p>66.36176656982343</text:p>
          </table:table-cell>
          <table:table-cell office:value-type="float" office:value="0.013958169317837684">
            <text:p>0.013958169317837684</text:p>
          </table:table-cell>
          <table:table-cell office:value-type="float" office:value="0.6000133938924365">
            <text:p>0.6000133938924365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4000">
            <text:p>4000</text:p>
          </table:table-cell>
          <table:table-cell office:value-type="float" office:value="3300">
            <text:p>3300</text:p>
          </table:table-cell>
          <table:table-cell office:value-type="float" office:value="5.302026503024194">
            <text:p>5.302026503024194</text:p>
          </table:table-cell>
          <table:table-cell office:value-type="float" office:value="3.533161049644896">
            <text:p>3.533161049644896</text:p>
          </table:table-cell>
          <table:table-cell office:value-type="float" office:value="48.535744746316084">
            <text:p>48.535744746316084</text:p>
          </table:table-cell>
          <table:table-cell office:value-type="float" office:value="12.684147313348797">
            <text:p>12.684147313348797</text:p>
          </table:table-cell>
          <table:table-cell office:value-type="float" office:value="4.032351517735879">
            <text:p>4.032351517735879</text:p>
          </table:table-cell>
          <table:table-cell office:value-type="float" office:value="1.3755925180363138">
            <text:p>1.3755925180363138</text:p>
          </table:table-cell>
          <table:table-cell office:value-type="float" office:value="5.434360461723749">
            <text:p>5.434360461723749</text:p>
          </table:table-cell>
          <table:table-cell office:value-type="float" office:value="2.596068689978543">
            <text:p>2.596068689978543</text:p>
          </table:table-cell>
          <table:table-cell office:value-type="float" office:value="86.55666429820441">
            <text:p>86.55666429820441</text:p>
          </table:table-cell>
          <table:table-cell office:value-type="float" office:value="17.60602485746665">
            <text:p>17.60602485746665</text:p>
          </table:table-cell>
          <table:table-cell office:value-type="float" office:value="0.33754494769965726">
            <text:p>0.33754494769965726</text:p>
          </table:table-cell>
          <table:table-cell office:value-type="float" office:value="0.2586906543244272">
            <text:p>0.2586906543244272</text:p>
          </table:table-cell>
          <table:table-cell office:value-type="float" office:value="13.573322843662709">
            <text:p>13.573322843662709</text:p>
          </table:table-cell>
          <table:table-cell office:value-type="float" office:value="100.0">
            <text:p>100.0</text:p>
          </table:table-cell>
          <table:table-cell office:value-type="float" office:value="14.311113577036238">
            <text:p>14.311113577036238</text:p>
          </table:table-cell>
          <table:table-cell office:value-type="float" office:value="34.795023936815085">
            <text:p>34.795023936815085</text:p>
          </table:table-cell>
          <table:table-cell office:value-type="float" office:value="38.147786573599326">
            <text:p>38.147786573599326</text:p>
          </table:table-cell>
          <table:table-cell office:value-type="float" office:value="83.39408305484618">
            <text:p>83.39408305484618</text:p>
          </table:table-cell>
          <table:table-cell office:value-type="float" office:value="0.02293679398496216">
            <text:p>0.02293679398496216</text:p>
          </table:table-cell>
          <table:table-cell office:value-type="float" office:value="0.6508483933564314">
            <text:p>0.6508483933564314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000">
            <text:p>2000</text:p>
          </table:table-cell>
          <table:table-cell office:value-type="float" office:value="3600">
            <text:p>3600</text:p>
          </table:table-cell>
          <table:table-cell office:value-type="float" office:value="4.902493079308044">
            <text:p>4.902493079308044</text:p>
          </table:table-cell>
          <table:table-cell office:value-type="float" office:value="3.484747822261163">
            <text:p>3.484747822261163</text:p>
          </table:table-cell>
          <table:table-cell office:value-type="float" office:value="51.98301102110605">
            <text:p>51.98301102110605</text:p>
          </table:table-cell>
          <table:table-cell office:value-type="float" office:value="13.848329573819955">
            <text:p>13.848329573819955</text:p>
          </table:table-cell>
          <table:table-cell office:value-type="float" office:value="4.163436035220042">
            <text:p>4.163436035220042</text:p>
          </table:table-cell>
          <table:table-cell office:value-type="float" office:value="1.5387753731992424">
            <text:p>1.5387753731992424</text:p>
          </table:table-cell>
          <table:table-cell office:value-type="float" office:value="5.737096172820763">
            <text:p>5.737096172820763</text:p>
          </table:table-cell>
          <table:table-cell office:value-type="float" office:value="2.348318908984046">
            <text:p>2.348318908984046</text:p>
          </table:table-cell>
          <table:table-cell office:value-type="float" office:value="91.04389585633453">
            <text:p>91.04389585633453</text:p>
          </table:table-cell>
          <table:table-cell office:value-type="float" office:value="19.06451897387143">
            <text:p>19.06451897387143</text:p>
          </table:table-cell>
          <table:table-cell office:value-type="float" office:value="0.33916085569930426">
            <text:p>0.33916085569930426</text:p>
          </table:table-cell>
          <table:table-cell office:value-type="float" office:value="0.4605505294102315">
            <text:p>0.4605505294102315</text:p>
          </table:table-cell>
          <table:table-cell office:value-type="float" office:value="13.454340231154958">
            <text:p>13.454340231154958</text:p>
          </table:table-cell>
          <table:table-cell office:value-type="float" office:value="100.0">
            <text:p>100.0</text:p>
          </table:table-cell>
          <table:table-cell office:value-type="float" office:value="14.253809351734665">
            <text:p>14.253809351734665</text:p>
          </table:table-cell>
          <table:table-cell office:value-type="float" office:value="40.124287363801386">
            <text:p>40.124287363801386</text:p>
          </table:table-cell>
          <table:table-cell office:value-type="float" office:value="28.55296008299357">
            <text:p>28.55296008299357</text:p>
          </table:table-cell>
          <table:table-cell office:value-type="float" office:value="26.102388720147218">
            <text:p>26.102388720147218</text:p>
          </table:table-cell>
          <table:table-cell office:value-type="float" office:value="2.0837055212518386e-05">
            <text:p>2.0837055212518386e-05</text:p>
          </table:table-cell>
          <table:table-cell office:value-type="float" office:value="0.8309218391463433">
            <text:p>0.8309218391463433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500">
            <text:p>2500</text:p>
          </table:table-cell>
          <table:table-cell office:value-type="float" office:value="3600">
            <text:p>3600</text:p>
          </table:table-cell>
          <table:table-cell office:value-type="float" office:value="4.846605300903718">
            <text:p>4.846605300903718</text:p>
          </table:table-cell>
          <table:table-cell office:value-type="float" office:value="3.4779763736548435">
            <text:p>3.4779763736548435</text:p>
          </table:table-cell>
          <table:table-cell office:value-type="float" office:value="51.861152649122346">
            <text:p>51.861152649122346</text:p>
          </table:table-cell>
          <table:table-cell office:value-type="float" office:value="13.806481467324238">
            <text:p>13.806481467324238</text:p>
          </table:table-cell>
          <table:table-cell office:value-type="float" office:value="4.186472516507906">
            <text:p>4.186472516507906</text:p>
          </table:table-cell>
          <table:table-cell office:value-type="float" office:value="1.536093037957494">
            <text:p>1.536093037957494</text:p>
          </table:table-cell>
          <table:table-cell office:value-type="float" office:value="5.758204216307633">
            <text:p>5.758204216307633</text:p>
          </table:table-cell>
          <table:table-cell office:value-type="float" office:value="2.3506884669762385">
            <text:p>2.3506884669762385</text:p>
          </table:table-cell>
          <table:table-cell office:value-type="float" office:value="90.87911818124755">
            <text:p>90.87911818124755</text:p>
          </table:table-cell>
          <table:table-cell office:value-type="float" office:value="19.764335861315146">
            <text:p>19.764335861315146</text:p>
          </table:table-cell>
          <table:table-cell office:value-type="float" office:value="0.33977046296660535">
            <text:p>0.33977046296660535</text:p>
          </table:table-cell>
          <table:table-cell office:value-type="float" office:value="0.37185731293873164">
            <text:p>0.37185731293873164</text:p>
          </table:table-cell>
          <table:table-cell office:value-type="float" office:value="13.433375934281855">
            <text:p>13.433375934281855</text:p>
          </table:table-cell>
          <table:table-cell office:value-type="float" office:value="100.0">
            <text:p>100.0</text:p>
          </table:table-cell>
          <table:table-cell office:value-type="float" office:value="14.249871795210236">
            <text:p>14.249871795210236</text:p>
          </table:table-cell>
          <table:table-cell office:value-type="float" office:value="38.129229481846096">
            <text:p>38.129229481846096</text:p>
          </table:table-cell>
          <table:table-cell office:value-type="float" office:value="31.781909948323577">
            <text:p>31.781909948323577</text:p>
          </table:table-cell>
          <table:table-cell office:value-type="float" office:value="37.67421578566617">
            <text:p>37.67421578566617</text:p>
          </table:table-cell>
          <table:table-cell office:value-type="float" office:value="0.028898445521096088">
            <text:p>0.028898445521096088</text:p>
          </table:table-cell>
          <table:table-cell office:value-type="float" office:value="0.8440957695519373">
            <text:p>0.8440957695519373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3000">
            <text:p>3000</text:p>
          </table:table-cell>
          <table:table-cell office:value-type="float" office:value="3600">
            <text:p>3600</text:p>
          </table:table-cell>
          <table:table-cell office:value-type="float" office:value="4.845606327056146">
            <text:p>4.845606327056146</text:p>
          </table:table-cell>
          <table:table-cell office:value-type="float" office:value="3.4778554282024516">
            <text:p>3.4778554282024516</text:p>
          </table:table-cell>
          <table:table-cell office:value-type="float" office:value="52.57260322580589">
            <text:p>52.57260322580589</text:p>
          </table:table-cell>
          <table:table-cell office:value-type="float" office:value="14.052151996478486">
            <text:p>14.052151996478486</text:p>
          </table:table-cell>
          <table:table-cell office:value-type="float" office:value="4.189794617318512">
            <text:p>4.189794617318512</text:p>
          </table:table-cell>
          <table:table-cell office:value-type="float" office:value="1.5443851162220157">
            <text:p>1.5443851162220157</text:p>
          </table:table-cell>
          <table:table-cell office:value-type="float" office:value="5.776047743047101">
            <text:p>5.776047743047101</text:p>
          </table:table-cell>
          <table:table-cell office:value-type="float" office:value="2.3076411559590677">
            <text:p>2.3076411559590677</text:p>
          </table:table-cell>
          <table:table-cell office:value-type="float" office:value="90.3953798138963">
            <text:p>90.3953798138963</text:p>
          </table:table-cell>
          <table:table-cell office:value-type="float" office:value="21.19582865857336">
            <text:p>21.19582865857336</text:p>
          </table:table-cell>
          <table:table-cell office:value-type="float" office:value="0.34001752257684026">
            <text:p>0.34001752257684026</text:p>
          </table:table-cell>
          <table:table-cell office:value-type="float" office:value="0.3010441559602241">
            <text:p>0.3010441559602241</text:p>
          </table:table-cell>
          <table:table-cell office:value-type="float" office:value="13.430351314213453">
            <text:p>13.430351314213453</text:p>
          </table:table-cell>
          <table:table-cell office:value-type="float" office:value="100.0">
            <text:p>100.0</text:p>
          </table:table-cell>
          <table:table-cell office:value-type="float" office:value="14.279920578473359">
            <text:p>14.279920578473359</text:p>
          </table:table-cell>
          <table:table-cell office:value-type="float" office:value="36.79535028593773">
            <text:p>36.79535028593773</text:p>
          </table:table-cell>
          <table:table-cell office:value-type="float" office:value="34.171830963144714">
            <text:p>34.171830963144714</text:p>
          </table:table-cell>
          <table:table-cell office:value-type="float" office:value="51.08519226190138">
            <text:p>51.08519226190138</text:p>
          </table:table-cell>
          <table:table-cell office:value-type="float" office:value="0.017206444186444316">
            <text:p>0.017206444186444316</text:p>
          </table:table-cell>
          <table:table-cell office:value-type="float" office:value="0.9893985697528622">
            <text:p>0.9893985697528622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3500">
            <text:p>3500</text:p>
          </table:table-cell>
          <table:table-cell office:value-type="float" office:value="3600">
            <text:p>3600</text:p>
          </table:table-cell>
          <table:table-cell office:value-type="float" office:value="4.853566400709724">
            <text:p>4.853566400709724</text:p>
          </table:table-cell>
          <table:table-cell office:value-type="float" office:value="3.478819241269749">
            <text:p>3.478819241269749</text:p>
          </table:table-cell>
          <table:table-cell office:value-type="float" office:value="52.90803298360953">
            <text:p>52.90803298360953</text:p>
          </table:table-cell>
          <table:table-cell office:value-type="float" office:value="14.169111180056218">
            <text:p>14.169111180056218</text:p>
          </table:table-cell>
          <table:table-cell office:value-type="float" office:value="4.187830697944905">
            <text:p>4.187830697944905</text:p>
          </table:table-cell>
          <table:table-cell office:value-type="float" office:value="1.5484632903095186">
            <text:p>1.5484632903095186</text:p>
          </table:table-cell>
          <table:table-cell office:value-type="float" office:value="5.781383586889052">
            <text:p>5.781383586889052</text:p>
          </table:table-cell>
          <table:table-cell office:value-type="float" office:value="2.288277490511025">
            <text:p>2.288277490511025</text:p>
          </table:table-cell>
          <table:table-cell office:value-type="float" office:value="90.20225559872749">
            <text:p>90.20225559872749</text:p>
          </table:table-cell>
          <table:table-cell office:value-type="float" office:value="21.744111581168738">
            <text:p>21.744111581168738</text:p>
          </table:table-cell>
          <table:table-cell office:value-type="float" office:value="0.3400379187554167">
            <text:p>0.3400379187554167</text:p>
          </table:table-cell>
          <table:table-cell office:value-type="float" office:value="0.25449442326245747">
            <text:p>0.25449442326245747</text:p>
          </table:table-cell>
          <table:table-cell office:value-type="float" office:value="13.432139413731363">
            <text:p>13.432139413731363</text:p>
          </table:table-cell>
          <table:table-cell office:value-type="float" office:value="100.0">
            <text:p>100.0</text:p>
          </table:table-cell>
          <table:table-cell office:value-type="float" office:value="14.280528503547092">
            <text:p>14.280528503547092</text:p>
          </table:table-cell>
          <table:table-cell office:value-type="float" office:value="35.82996664224106">
            <text:p>35.82996664224106</text:p>
          </table:table-cell>
          <table:table-cell office:value-type="float" office:value="36.02882206120135">
            <text:p>36.02882206120135</text:p>
          </table:table-cell>
          <table:table-cell office:value-type="float" office:value="66.36347316910266">
            <text:p>66.36347316910266</text:p>
          </table:table-cell>
          <table:table-cell office:value-type="float" office:value="0.0006245941379141777">
            <text:p>0.0006245941379141777</text:p>
          </table:table-cell>
          <table:table-cell office:value-type="float" office:value="1.0652125595434394">
            <text:p>1.0652125595434394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4000">
            <text:p>4000</text:p>
          </table:table-cell>
          <table:table-cell office:value-type="float" office:value="3600">
            <text:p>3600</text:p>
          </table:table-cell>
          <table:table-cell office:value-type="float" office:value="4.813606254756678">
            <text:p>4.813606254756678</text:p>
          </table:table-cell>
          <table:table-cell office:value-type="float" office:value="3.4739828933176504">
            <text:p>3.4739828933176504</text:p>
          </table:table-cell>
          <table:table-cell office:value-type="float" office:value="52.316464036830894">
            <text:p>52.316464036830894</text:p>
          </table:table-cell>
          <table:table-cell office:value-type="float" office:value="13.963329687329876">
            <text:p>13.963329687329876</text:p>
          </table:table-cell>
          <table:table-cell office:value-type="float" office:value="4.202190040657279">
            <text:p>4.202190040657279</text:p>
          </table:table-cell>
          <table:table-cell office:value-type="float" office:value="1.5406745714631884">
            <text:p>1.5406745714631884</text:p>
          </table:table-cell>
          <table:table-cell office:value-type="float" office:value="5.785497073207945">
            <text:p>5.785497073207945</text:p>
          </table:table-cell>
          <table:table-cell office:value-type="float" office:value="2.320194623691173">
            <text:p>2.320194623691173</text:p>
          </table:table-cell>
          <table:table-cell office:value-type="float" office:value="90.42789095688369">
            <text:p>90.42789095688369</text:p>
          </table:table-cell>
          <table:table-cell office:value-type="float" office:value="21.276244962106603">
            <text:p>21.276244962106603</text:p>
          </table:table-cell>
          <table:table-cell office:value-type="float" office:value="0.34030063762264534">
            <text:p>0.34030063762264534</text:p>
          </table:table-cell>
          <table:table-cell office:value-type="float" office:value="0.22874817221437466">
            <text:p>0.22874817221437466</text:p>
          </table:table-cell>
          <table:table-cell office:value-type="float" office:value="13.419062846544477">
            <text:p>13.419062846544477</text:p>
          </table:table-cell>
          <table:table-cell office:value-type="float" office:value="100.0">
            <text:p>100.0</text:p>
          </table:table-cell>
          <table:table-cell office:value-type="float" office:value="14.27781556950633">
            <text:p>14.27781556950633</text:p>
          </table:table-cell>
          <table:table-cell office:value-type="float" office:value="35.104850358712895">
            <text:p>35.104850358712895</text:p>
          </table:table-cell>
          <table:table-cell office:value-type="float" office:value="37.498982607340494">
            <text:p>37.498982607340494</text:p>
          </table:table-cell>
          <table:table-cell office:value-type="float" office:value="83.45920372632456">
            <text:p>83.45920372632456</text:p>
          </table:table-cell>
          <table:table-cell office:value-type="float" office:value="2.4054393168618512e-05">
            <text:p>2.4054393168618512e-05</text:p>
          </table:table-cell>
          <table:table-cell office:value-type="float" office:value="1.004340253802223">
            <text:p>1.004340253802223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3900">
            <text:p>3900</text:p>
          </table:table-cell>
          <table:table-cell office:value-type="float" office:value="4.493404544891632">
            <text:p>4.493404544891632</text:p>
          </table:table-cell>
          <table:table-cell office:value-type="float" office:value="3.435414817012939">
            <text:p>3.435414817012939</text:p>
          </table:table-cell>
          <table:table-cell office:value-type="float" office:value="55.843305476009846">
            <text:p>55.843305476009846</text:p>
          </table:table-cell>
          <table:table-cell office:value-type="float" office:value="15.224079510235564">
            <text:p>15.224079510235564</text:p>
          </table:table-cell>
          <table:table-cell office:value-type="float" office:value="4.304516850404041">
            <text:p>4.304516850404041</text:p>
          </table:table-cell>
          <table:table-cell office:value-type="float" office:value="1.704086247069336">
            <text:p>1.704086247069336</text:p>
          </table:table-cell>
          <table:table-cell office:value-type="float" office:value="6.065786807161847">
            <text:p>6.065786807161847</text:p>
          </table:table-cell>
          <table:table-cell office:value-type="float" office:value="2.0987809111554134">
            <text:p>2.0987809111554134</text:p>
          </table:table-cell>
          <table:table-cell office:value-type="float" office:value="94.26486952306621">
            <text:p>94.26486952306621</text:p>
          </table:table-cell>
          <table:table-cell office:value-type="float" office:value="22.933507050941444">
            <text:p>22.933507050941444</text:p>
          </table:table-cell>
          <table:table-cell office:value-type="float" office:value="0.34138620779429235">
            <text:p>0.34138620779429235</text:p>
          </table:table-cell>
          <table:table-cell office:value-type="float" office:value="0.41420125879927117">
            <text:p>0.41420125879927117</text:p>
          </table:table-cell>
          <table:table-cell office:value-type="float" office:value="13.325692742130059">
            <text:p>13.325692742130059</text:p>
          </table:table-cell>
          <table:table-cell office:value-type="float" office:value="100.0">
            <text:p>100.0</text:p>
          </table:table-cell>
          <table:table-cell office:value-type="float" office:value="14.226567683987273">
            <text:p>14.226567683987273</text:p>
          </table:table-cell>
          <table:table-cell office:value-type="float" office:value="40.70432965969741">
            <text:p>40.70432965969741</text:p>
          </table:table-cell>
          <table:table-cell office:value-type="float" office:value="27.685305890300032">
            <text:p>27.685305890300032</text:p>
          </table:table-cell>
          <table:table-cell office:value-type="float" office:value="26.120751096598823">
            <text:p>26.120751096598823</text:p>
          </table:table-cell>
          <table:table-cell office:value-type="float" office:value="0.0023846739877892626">
            <text:p>0.0023846739877892626</text:p>
          </table:table-cell>
          <table:table-cell office:value-type="float" office:value="1.3110416201348851">
            <text:p>1.3110416201348851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2500">
            <text:p>2500</text:p>
          </table:table-cell>
          <table:table-cell office:value-type="float" office:value="3900">
            <text:p>3900</text:p>
          </table:table-cell>
          <table:table-cell office:value-type="float" office:value="4.421853542324413">
            <text:p>4.421853542324413</text:p>
          </table:table-cell>
          <table:table-cell office:value-type="float" office:value="3.426841570798984">
            <text:p>3.426841570798984</text:p>
          </table:table-cell>
          <table:table-cell office:value-type="float" office:value="55.66374540328991">
            <text:p>55.66374540328991</text:p>
          </table:table-cell>
          <table:table-cell office:value-type="float" office:value="15.157899450134776">
            <text:p>15.157899450134776</text:p>
          </table:table-cell>
          <table:table-cell office:value-type="float" office:value="4.333479178356487">
            <text:p>4.333479178356487</text:p>
          </table:table-cell>
          <table:table-cell office:value-type="float" office:value="1.6999692320887556">
            <text:p>1.6999692320887556</text:p>
          </table:table-cell>
          <table:table-cell office:value-type="float" office:value="6.093337981882371">
            <text:p>6.093337981882371</text:p>
          </table:table-cell>
          <table:table-cell office:value-type="float" office:value="2.1031318517463458">
            <text:p>2.1031318517463458</text:p>
          </table:table-cell>
          <table:table-cell office:value-type="float" office:value="94.06824403981098">
            <text:p>94.06824403981098</text:p>
          </table:table-cell>
          <table:table-cell office:value-type="float" office:value="23.77408568254839">
            <text:p>23.77408568254839</text:p>
          </table:table-cell>
          <table:table-cell office:value-type="float" office:value="0.342113480436831">
            <text:p>0.342113480436831</text:p>
          </table:table-cell>
          <table:table-cell office:value-type="float" office:value="0.3351950141592028">
            <text:p>0.3351950141592028</text:p>
          </table:table-cell>
          <table:table-cell office:value-type="float" office:value="13.299206578482142">
            <text:p>13.299206578482142</text:p>
          </table:table-cell>
          <table:table-cell office:value-type="float" office:value="100.0">
            <text:p>100.0</text:p>
          </table:table-cell>
          <table:table-cell office:value-type="float" office:value="14.221555348995802">
            <text:p>14.221555348995802</text:p>
          </table:table-cell>
          <table:table-cell office:value-type="float" office:value="38.60235950383395">
            <text:p>38.60235950383395</text:p>
          </table:table-cell>
          <table:table-cell office:value-type="float" office:value="30.98021803213192">
            <text:p>30.98021803213192</text:p>
          </table:table-cell>
          <table:table-cell office:value-type="float" office:value="37.68042156819737">
            <text:p>37.68042156819737</text:p>
          </table:table-cell>
          <table:table-cell office:value-type="float" office:value="0.008127610686685736">
            <text:p>0.008127610686685736</text:p>
          </table:table-cell>
          <table:table-cell office:value-type="float" office:value="1.3631810769342256">
            <text:p>1.3631810769342256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3000">
            <text:p>3000</text:p>
          </table:table-cell>
          <table:table-cell office:value-type="float" office:value="3900">
            <text:p>3900</text:p>
          </table:table-cell>
          <table:table-cell office:value-type="float" office:value="4.428330302237384">
            <text:p>4.428330302237384</text:p>
          </table:table-cell>
          <table:table-cell office:value-type="float" office:value="3.4276169411918094">
            <text:p>3.4276169411918094</text:p>
          </table:table-cell>
          <table:table-cell office:value-type="float" office:value="56.0814261436459">
            <text:p>56.0814261436459</text:p>
          </table:table-cell>
          <table:table-cell office:value-type="float" office:value="15.312178107698799">
            <text:p>15.312178107698799</text:p>
          </table:table-cell>
          <table:table-cell office:value-type="float" office:value="4.33269187498743">
            <text:p>4.33269187498743</text:p>
          </table:table-cell>
          <table:table-cell office:value-type="float" office:value="1.705100363858843">
            <text:p>1.705100363858843</text:p>
          </table:table-cell>
          <table:table-cell office:value-type="float" office:value="6.10211980492706">
            <text:p>6.10211980492706</text:p>
          </table:table-cell>
          <table:table-cell office:value-type="float" office:value="2.0802802875848725">
            <text:p>2.0802802875848725</text:p>
          </table:table-cell>
          <table:table-cell office:value-type="float" office:value="93.77552115173826">
            <text:p>93.77552115173826</text:p>
          </table:table-cell>
          <table:table-cell office:value-type="float" office:value="24.534506196656423">
            <text:p>24.534506196656423</text:p>
          </table:table-cell>
          <table:table-cell office:value-type="float" office:value="0.34219265562644363">
            <text:p>0.34219265562644363</text:p>
          </table:table-cell>
          <table:table-cell office:value-type="float" office:value="0.2752519910853784">
            <text:p>0.2752519910853784</text:p>
          </table:table-cell>
          <table:table-cell office:value-type="float" office:value="13.299926914811977">
            <text:p>13.299926914811977</text:p>
          </table:table-cell>
          <table:table-cell office:value-type="float" office:value="100.0">
            <text:p>100.0</text:p>
          </table:table-cell>
          <table:table-cell office:value-type="float" office:value="14.22189153618801">
            <text:p>14.22189153618801</text:p>
          </table:table-cell>
          <table:table-cell office:value-type="float" office:value="37.17896447638475">
            <text:p>37.17896447638475</text:p>
          </table:table-cell>
          <table:table-cell office:value-type="float" office:value="33.464241665803954">
            <text:p>33.464241665803954</text:p>
          </table:table-cell>
          <table:table-cell office:value-type="float" office:value="51.13400411673603">
            <text:p>51.13400411673603</text:p>
          </table:table-cell>
          <table:table-cell office:value-type="float" office:value="0.0017152523668800138">
            <text:p>0.0017152523668800138</text:p>
          </table:table-cell>
          <table:table-cell office:value-type="float" office:value="1.4629811612831942">
            <text:p>1.4629811612831942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3500">
            <text:p>3500</text:p>
          </table:table-cell>
          <table:table-cell office:value-type="float" office:value="3900">
            <text:p>3900</text:p>
          </table:table-cell>
          <table:table-cell office:value-type="float" office:value="4.442373916505744">
            <text:p>4.442373916505744</text:p>
          </table:table-cell>
          <table:table-cell office:value-type="float" office:value="3.428674581316343">
            <text:p>3.428674581316343</text:p>
          </table:table-cell>
          <table:table-cell office:value-type="float" office:value="56.49623960256548">
            <text:p>56.49623960256548</text:p>
          </table:table-cell>
          <table:table-cell office:value-type="float" office:value="15.435081702756236">
            <text:p>15.435081702756236</text:p>
          </table:table-cell>
          <table:table-cell office:value-type="float" office:value="4.3287591723946415">
            <text:p>4.3287591723946415</text:p>
          </table:table-cell>
          <table:table-cell office:value-type="float" office:value="1.7092619320727238">
            <text:p>1.7092619320727238</text:p>
          </table:table-cell>
          <table:table-cell office:value-type="float" office:value="6.107198169617433">
            <text:p>6.107198169617433</text:p>
          </table:table-cell>
          <table:table-cell office:value-type="float" office:value="2.062592371950591">
            <text:p>2.062592371950591</text:p>
          </table:table-cell>
          <table:table-cell office:value-type="float" office:value="93.5598199497431">
            <text:p>93.5598199497431</text:p>
          </table:table-cell>
          <table:table-cell office:value-type="float" office:value="25.156574427839928">
            <text:p>25.156574427839928</text:p>
          </table:table-cell>
          <table:table-cell office:value-type="float" office:value="0.34218872107233744">
            <text:p>0.34218872107233744</text:p>
          </table:table-cell>
          <table:table-cell office:value-type="float" office:value="0.232429931756925">
            <text:p>0.232429931756925</text:p>
          </table:table-cell>
          <table:table-cell office:value-type="float" office:value="13.303524819605002">
            <text:p>13.303524819605002</text:p>
          </table:table-cell>
          <table:table-cell office:value-type="float" office:value="100.0">
            <text:p>100.0</text:p>
          </table:table-cell>
          <table:table-cell office:value-type="float" office:value="14.222767633996495">
            <text:p>14.222767633996495</text:p>
          </table:table-cell>
          <table:table-cell office:value-type="float" office:value="36.158519162639436">
            <text:p>36.158519162639436</text:p>
          </table:table-cell>
          <table:table-cell office:value-type="float" office:value="35.38427613758919">
            <text:p>35.38427613758919</text:p>
          </table:table-cell>
          <table:table-cell office:value-type="float" office:value="66.42450750507012">
            <text:p>66.42450750507012</text:p>
          </table:table-cell>
          <table:table-cell office:value-type="float" office:value="0.04369413832483752">
            <text:p>0.04369413832483752</text:p>
          </table:table-cell>
          <table:table-cell office:value-type="float" office:value="1.572943794853393">
            <text:p>1.572943794853393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.422596856951202">
            <text:p>4.422596856951202</text:p>
          </table:table-cell>
          <table:table-cell office:value-type="float" office:value="3.4269305504655767">
            <text:p>3.4269305504655767</text:p>
          </table:table-cell>
          <table:table-cell office:value-type="float" office:value="56.307340562343484">
            <text:p>56.307340562343484</text:p>
          </table:table-cell>
          <table:table-cell office:value-type="float" office:value="15.396114762131038">
            <text:p>15.396114762131038</text:p>
          </table:table-cell>
          <table:table-cell office:value-type="float" office:value="4.336110291803258">
            <text:p>4.336110291803258</text:p>
          </table:table-cell>
          <table:table-cell office:value-type="float" office:value="1.7076134089485575">
            <text:p>1.7076134089485575</text:p>
          </table:table-cell>
          <table:table-cell office:value-type="float" office:value="6.111104414543233">
            <text:p>6.111104414543233</text:p>
          </table:table-cell>
          <table:table-cell office:value-type="float" office:value="2.0672530526486117">
            <text:p>2.0672530526486117</text:p>
          </table:table-cell>
          <table:table-cell office:value-type="float" office:value="93.57317461040894">
            <text:p>93.57317461040894</text:p>
          </table:table-cell>
          <table:table-cell office:value-type="float" office:value="25.104548043387922">
            <text:p>25.104548043387922</text:p>
          </table:table-cell>
          <table:table-cell office:value-type="float" office:value="0.34233742330768896">
            <text:p>0.34233742330768896</text:p>
          </table:table-cell>
          <table:table-cell office:value-type="float" office:value="0.20496754285102833">
            <text:p>0.20496754285102833</text:p>
          </table:table-cell>
          <table:table-cell office:value-type="float" office:value="13.2967991233362">
            <text:p>13.2967991233362</text:p>
          </table:table-cell>
          <table:table-cell office:value-type="float" office:value="100.0">
            <text:p>100.0</text:p>
          </table:table-cell>
          <table:table-cell office:value-type="float" office:value="14.221421540726315">
            <text:p>14.221421540726315</text:p>
          </table:table-cell>
          <table:table-cell office:value-type="float" office:value="35.392150954008684">
            <text:p>35.392150954008684</text:p>
          </table:table-cell>
          <table:table-cell office:value-type="float" office:value="36.90850208256704">
            <text:p>36.90850208256704</text:p>
          </table:table-cell>
          <table:table-cell office:value-type="float" office:value="83.52487050366814">
            <text:p>83.52487050366814</text:p>
          </table:table-cell>
          <table:table-cell office:value-type="float" office:value="0.0007177240556763207">
            <text:p>0.0007177240556763207</text:p>
          </table:table-cell>
          <table:table-cell office:value-type="float" office:value="1.530165809486371">
            <text:p>1.530165809486371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2000">
            <text:p>2000</text:p>
          </table:table-cell>
          <table:table-cell office:value-type="float" office:value="4200">
            <text:p>4200</text:p>
          </table:table-cell>
          <table:table-cell office:value-type="float" office:value="4.144910663360292">
            <text:p>4.144910663360292</text:p>
          </table:table-cell>
          <table:table-cell office:value-type="float" office:value="3.3892048788766296">
            <text:p>3.3892048788766296</text:p>
          </table:table-cell>
          <table:table-cell office:value-type="float" office:value="59.706126228027756">
            <text:p>59.706126228027756</text:p>
          </table:table-cell>
          <table:table-cell office:value-type="float" office:value="16.465323259423936">
            <text:p>16.465323259423936</text:p>
          </table:table-cell>
          <table:table-cell office:value-type="float" office:value="4.424463453157865">
            <text:p>4.424463453157865</text:p>
          </table:table-cell>
          <table:table-cell office:value-type="float" office:value="1.8606509751733986">
            <text:p>1.8606509751733986</text:p>
          </table:table-cell>
          <table:table-cell office:value-type="float" office:value="6.383046892038496">
            <text:p>6.383046892038496</text:p>
          </table:table-cell>
          <table:table-cell office:value-type="float" office:value="1.9020667404965625">
            <text:p>1.9020667404965625</text:p>
          </table:table-cell>
          <table:table-cell office:value-type="float" office:value="97.13343290181366">
            <text:p>97.13343290181366</text:p>
          </table:table-cell>
          <table:table-cell office:value-type="float" office:value="27.03396841042934">
            <text:p>27.03396841042934</text:p>
          </table:table-cell>
          <table:table-cell office:value-type="float" office:value="0.34326061743833103">
            <text:p>0.34326061743833103</text:p>
          </table:table-cell>
          <table:table-cell office:value-type="float" office:value="0.37918779147606285">
            <text:p>0.37918779147606285</text:p>
          </table:table-cell>
          <table:table-cell office:value-type="float" office:value="13.215831335271162">
            <text:p>13.215831335271162</text:p>
          </table:table-cell>
          <table:table-cell office:value-type="float" office:value="100.0">
            <text:p>100.0</text:p>
          </table:table-cell>
          <table:table-cell office:value-type="float" office:value="14.203465776038417">
            <text:p>14.203465776038417</text:p>
          </table:table-cell>
          <table:table-cell office:value-type="float" office:value="41.264200397715">
            <text:p>41.264200397715</text:p>
          </table:table-cell>
          <table:table-cell office:value-type="float" office:value="26.876136322823275">
            <text:p>26.876136322823275</text:p>
          </table:table-cell>
          <table:table-cell office:value-type="float" office:value="26.122924267172664">
            <text:p>26.122924267172664</text:p>
          </table:table-cell>
          <table:table-cell office:value-type="float" office:value="0.3341541213831603">
            <text:p>0.3341541213831603</text:p>
          </table:table-cell>
          <table:table-cell office:value-type="float" office:value="2.165499560576257">
            <text:p>2.165499560576257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2500">
            <text:p>2500</text:p>
          </table:table-cell>
          <table:table-cell office:value-type="float" office:value="4200">
            <text:p>4200</text:p>
          </table:table-cell>
          <table:table-cell office:value-type="float" office:value="3.8904265165261336">
            <text:p>3.8904265165261336</text:p>
          </table:table-cell>
          <table:table-cell office:value-type="float" office:value="3.362264763533854">
            <text:p>3.362264763533854</text:p>
          </table:table-cell>
          <table:table-cell office:value-type="float" office:value="56.33142113737034">
            <text:p>56.33142113737034</text:p>
          </table:table-cell>
          <table:table-cell office:value-type="float" office:value="15.334659237257043">
            <text:p>15.334659237257043</text:p>
          </table:table-cell>
          <table:table-cell office:value-type="float" office:value="4.512567359905825">
            <text:p>4.512567359905825</text:p>
          </table:table-cell>
          <table:table-cell office:value-type="float" office:value="1.8170609054583817">
            <text:p>1.8170609054583817</text:p>
          </table:table-cell>
          <table:table-cell office:value-type="float" office:value="6.398622698582778">
            <text:p>6.398622698582778</text:p>
          </table:table-cell>
          <table:table-cell office:value-type="float" office:value="2.044253833142133">
            <text:p>2.044253833142133</text:p>
          </table:table-cell>
          <table:table-cell office:value-type="float" office:value="98.52155041656474">
            <text:p>98.52155041656474</text:p>
          </table:table-cell>
          <table:table-cell office:value-type="float" office:value="24.13521709362925">
            <text:p>24.13521709362925</text:p>
          </table:table-cell>
          <table:table-cell office:value-type="float" office:value="0.34466740452777384">
            <text:p>0.34466740452777384</text:p>
          </table:table-cell>
          <table:table-cell office:value-type="float" office:value="0.34306350747231273">
            <text:p>0.34306350747231273</text:p>
          </table:table-cell>
          <table:table-cell office:value-type="float" office:value="13.134849237105357">
            <text:p>13.134849237105357</text:p>
          </table:table-cell>
          <table:table-cell office:value-type="float" office:value="100.0">
            <text:p>100.0</text:p>
          </table:table-cell>
          <table:table-cell office:value-type="float" office:value="14.186599349241835">
            <text:p>14.186599349241835</text:p>
          </table:table-cell>
          <table:table-cell office:value-type="float" office:value="39.033349692116815">
            <text:p>39.033349692116815</text:p>
          </table:table-cell>
          <table:table-cell office:value-type="float" office:value="30.269859052608357">
            <text:p>30.269859052608357</text:p>
          </table:table-cell>
          <table:table-cell office:value-type="float" office:value="37.75424418051344">
            <text:p>37.75424418051344</text:p>
          </table:table-cell>
          <table:table-cell office:value-type="float" office:value="0.10090041390277114">
            <text:p>0.10090041390277114</text:p>
          </table:table-cell>
          <table:table-cell office:value-type="float" office:value="1.5059151515125735">
            <text:p>1.5059151515125735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3000">
            <text:p>3000</text:p>
          </table:table-cell>
          <table:table-cell office:value-type="float" office:value="4200">
            <text:p>4200</text:p>
          </table:table-cell>
          <table:table-cell office:value-type="float" office:value="4.048571534454936">
            <text:p>4.048571534454936</text:p>
          </table:table-cell>
          <table:table-cell office:value-type="float" office:value="3.382380404251372">
            <text:p>3.382380404251372</text:p>
          </table:table-cell>
          <table:table-cell office:value-type="float" office:value="59.07257810237394">
            <text:p>59.07257810237394</text:p>
          </table:table-cell>
          <table:table-cell office:value-type="float" office:value="16.451840534436695">
            <text:p>16.451840534436695</text:p>
          </table:table-cell>
          <table:table-cell office:value-type="float" office:value="4.461005571968224">
            <text:p>4.461005571968224</text:p>
          </table:table-cell>
          <table:table-cell office:value-type="float" office:value="1.858312710015116">
            <text:p>1.858312710015116</text:p>
          </table:table-cell>
          <table:table-cell office:value-type="float" office:value="6.408280095081541">
            <text:p>6.408280095081541</text:p>
          </table:table-cell>
          <table:table-cell office:value-type="float" office:value="1.8997386320185703">
            <text:p>1.8997386320185703</text:p>
          </table:table-cell>
          <table:table-cell office:value-type="float" office:value="96.87858478526059">
            <text:p>96.87858478526059</text:p>
          </table:table-cell>
          <table:table-cell office:value-type="float" office:value="27.30196360883849">
            <text:p>27.30196360883849</text:p>
          </table:table-cell>
          <table:table-cell office:value-type="float" office:value="0.344039388091019">
            <text:p>0.344039388091019</text:p>
          </table:table-cell>
          <table:table-cell office:value-type="float" office:value="0.25932179205054723">
            <text:p>0.25932179205054723</text:p>
          </table:table-cell>
          <table:table-cell office:value-type="float" office:value="13.182272551630149">
            <text:p>13.182272551630149</text:p>
          </table:table-cell>
          <table:table-cell office:value-type="float" office:value="100.0">
            <text:p>100.0</text:p>
          </table:table-cell>
          <table:table-cell office:value-type="float" office:value="14.196874167433343">
            <text:p>14.196874167433343</text:p>
          </table:table-cell>
          <table:table-cell office:value-type="float" office:value="37.539153053037126">
            <text:p>37.539153053037126</text:p>
          </table:table-cell>
          <table:table-cell office:value-type="float" office:value="32.81495508192656">
            <text:p>32.81495508192656</text:p>
          </table:table-cell>
          <table:table-cell office:value-type="float" office:value="51.18942435976611">
            <text:p>51.18942435976611</text:p>
          </table:table-cell>
          <table:table-cell office:value-type="float" office:value="0.0010737861649546712">
            <text:p>0.0010737861649546712</text:p>
          </table:table-cell>
          <table:table-cell office:value-type="float" office:value="1.9552186987138591">
            <text:p>1.9552186987138591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4.10832357406656">
            <text:p>4.10832357406656</text:p>
          </table:table-cell>
          <table:table-cell office:value-type="float" office:value="3.3894675095421833">
            <text:p>3.3894675095421833</text:p>
          </table:table-cell>
          <table:table-cell office:value-type="float" office:value="60.12644767761276">
            <text:p>60.12644767761276</text:p>
          </table:table-cell>
          <table:table-cell office:value-type="float" office:value="16.86821572825972">
            <text:p>16.86821572825972</text:p>
          </table:table-cell>
          <table:table-cell office:value-type="float" office:value="4.441687840248123">
            <text:p>4.441687840248123</text:p>
          </table:table-cell>
          <table:table-cell office:value-type="float" office:value="1.873394768332916">
            <text:p>1.873394768332916</text:p>
          </table:table-cell>
          <table:table-cell office:value-type="float" office:value="6.414061129363831">
            <text:p>6.414061129363831</text:p>
          </table:table-cell>
          <table:table-cell office:value-type="float" office:value="1.8488202827835158">
            <text:p>1.8488202827835158</text:p>
          </table:table-cell>
          <table:table-cell office:value-type="float" office:value="96.25656020501853">
            <text:p>96.25656020501853</text:p>
          </table:table-cell>
          <table:table-cell office:value-type="float" office:value="28.565672426285005">
            <text:p>28.565672426285005</text:p>
          </table:table-cell>
          <table:table-cell office:value-type="float" office:value="0.3438158107675434">
            <text:p>0.3438158107675434</text:p>
          </table:table-cell>
          <table:table-cell office:value-type="float" office:value="0.21469377577915472">
            <text:p>0.21469377577915472</text:p>
          </table:table-cell>
          <table:table-cell office:value-type="float" office:value="13.200018364579819">
            <text:p>13.200018364579819</text:p>
          </table:table-cell>
          <table:table-cell office:value-type="float" office:value="100.0">
            <text:p>100.0</text:p>
          </table:table-cell>
          <table:table-cell office:value-type="float" office:value="14.200753433025147">
            <text:p>14.200753433025147</text:p>
          </table:table-cell>
          <table:table-cell office:value-type="float" office:value="36.46796080271986">
            <text:p>36.46796080271986</text:p>
          </table:table-cell>
          <table:table-cell office:value-type="float" office:value="34.789151257745345">
            <text:p>34.789151257745345</text:p>
          </table:table-cell>
          <table:table-cell office:value-type="float" office:value="66.48558862926694">
            <text:p>66.48558862926694</text:p>
          </table:table-cell>
          <table:table-cell office:value-type="float" office:value="0.00337651119463831">
            <text:p>0.00337651119463831</text:p>
          </table:table-cell>
          <table:table-cell office:value-type="float" office:value="2.1798236847404158">
            <text:p>2.1798236847404158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4.090663895012938">
            <text:p>4.090663895012938</text:p>
          </table:table-cell>
          <table:table-cell office:value-type="float" office:value="3.387371736304119">
            <text:p>3.387371736304119</text:p>
          </table:table-cell>
          <table:table-cell office:value-type="float" office:value="59.99149531126028">
            <text:p>59.99149531126028</text:p>
          </table:table-cell>
          <table:table-cell office:value-type="float" office:value="16.814458209576486">
            <text:p>16.814458209576486</text:p>
          </table:table-cell>
          <table:table-cell office:value-type="float" office:value="4.44828406815265">
            <text:p>4.44828406815265</text:p>
          </table:table-cell>
          <table:table-cell office:value-type="float" office:value="1.8711111806818252">
            <text:p>1.8711111806818252</text:p>
          </table:table-cell>
          <table:table-cell office:value-type="float" office:value="6.418178025938239">
            <text:p>6.418178025938239</text:p>
          </table:table-cell>
          <table:table-cell office:value-type="float" office:value="1.854604676204211">
            <text:p>1.854604676204211</text:p>
          </table:table-cell>
          <table:table-cell office:value-type="float" office:value="96.2874787418495">
            <text:p>96.2874787418495</text:p>
          </table:table-cell>
          <table:table-cell office:value-type="float" office:value="28.577481291735182">
            <text:p>28.577481291735182</text:p>
          </table:table-cell>
          <table:table-cell office:value-type="float" office:value="0.34395039551061707">
            <text:p>0.34395039551061707</text:p>
          </table:table-cell>
          <table:table-cell office:value-type="float" office:value="0.1888234714344034">
            <text:p>0.1888234714344034</text:p>
          </table:table-cell>
          <table:table-cell office:value-type="float" office:value="13.19396019534139">
            <text:p>13.19396019534139</text:p>
          </table:table-cell>
          <table:table-cell office:value-type="float" office:value="100.0">
            <text:p>100.0</text:p>
          </table:table-cell>
          <table:table-cell office:value-type="float" office:value="14.199549691651953">
            <text:p>14.199549691651953</text:p>
          </table:table-cell>
          <table:table-cell office:value-type="float" office:value="35.66309825818075">
            <text:p>35.66309825818075</text:p>
          </table:table-cell>
          <table:table-cell office:value-type="float" office:value="36.3612691378849">
            <text:p>36.3612691378849</text:p>
          </table:table-cell>
          <table:table-cell office:value-type="float" office:value="83.59645499099133">
            <text:p>83.59645499099133</text:p>
          </table:table-cell>
          <table:table-cell office:value-type="float" office:value="0.00047546016171303427">
            <text:p>0.00047546016171303427</text:p>
          </table:table-cell>
          <table:table-cell office:value-type="float" office:value="2.172450515145091">
            <text:p>2.172450515145091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4500">
            <text:p>4500</text:p>
          </table:table-cell>
          <table:table-cell office:value-type="float" office:value="3.9574806541235716">
            <text:p>3.9574806541235716</text:p>
          </table:table-cell>
          <table:table-cell office:value-type="float" office:value="3.3715981039322753">
            <text:p>3.3715981039322753</text:p>
          </table:table-cell>
          <table:table-cell office:value-type="float" office:value="60.9775421021086">
            <text:p>60.9775421021086</text:p>
          </table:table-cell>
          <table:table-cell office:value-type="float" office:value="17.21023939225939">
            <text:p>17.21023939225939</text:p>
          </table:table-cell>
          <table:table-cell office:value-type="float" office:value="4.468047492710284">
            <text:p>4.468047492710284</text:p>
          </table:table-cell>
          <table:table-cell office:value-type="float" office:value="2.0061420763703808">
            <text:p>2.0061420763703808</text:p>
          </table:table-cell>
          <table:table-cell office:value-type="float" office:value="6.554239752745984">
            <text:p>6.554239752745984</text:p>
          </table:table-cell>
          <table:table-cell office:value-type="float" office:value="1.8045349553440424">
            <text:p>1.8045349553440424</text:p>
          </table:table-cell>
          <table:table-cell office:value-type="float" office:value="101.75443596199975">
            <text:p>101.75443596199975</text:p>
          </table:table-cell>
          <table:table-cell office:value-type="float" office:value="23.95225496359444">
            <text:p>23.95225496359444</text:p>
          </table:table-cell>
          <table:table-cell office:value-type="float" office:value="0.3426630077769993">
            <text:p>0.3426630077769993</text:p>
          </table:table-cell>
          <table:table-cell office:value-type="float" office:value="0.37337711971780413">
            <text:p>0.37337711971780413</text:p>
          </table:table-cell>
          <table:table-cell office:value-type="float" office:value="13.175800741615546">
            <text:p>13.175800741615546</text:p>
          </table:table-cell>
          <table:table-cell office:value-type="float" office:value="100.0">
            <text:p>100.0</text:p>
          </table:table-cell>
          <table:table-cell office:value-type="float" office:value="14.192427116290595">
            <text:p>14.192427116290595</text:p>
          </table:table-cell>
          <table:table-cell office:value-type="float" office:value="41.56630544602234">
            <text:p>41.56630544602234</text:p>
          </table:table-cell>
          <table:table-cell office:value-type="float" office:value="26.450695613723635">
            <text:p>26.450695613723635</text:p>
          </table:table-cell>
          <table:table-cell office:value-type="float" office:value="26.155351381977468">
            <text:p>26.155351381977468</text:p>
          </table:table-cell>
          <table:table-cell office:value-type="float" office:value="0.0009662588268487496">
            <text:p>0.0009662588268487496</text:p>
          </table:table-cell>
          <table:table-cell office:value-type="float" office:value="1.7600805734918081">
            <text:p>1.7600805734918081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2500">
            <text:p>2500</text:p>
          </table:table-cell>
          <table:table-cell office:value-type="float" office:value="4500">
            <text:p>4500</text:p>
          </table:table-cell>
          <table:table-cell office:value-type="float" office:value="3.8569667339309035">
            <text:p>3.8569667339309035</text:p>
          </table:table-cell>
          <table:table-cell office:value-type="float" office:value="3.3597310065750547">
            <text:p>3.3597310065750547</text:p>
          </table:table-cell>
          <table:table-cell office:value-type="float" office:value="60.36655902840067">
            <text:p>60.36655902840067</text:p>
          </table:table-cell>
          <table:table-cell office:value-type="float" office:value="16.96418328524993">
            <text:p>16.96418328524993</text:p>
          </table:table-cell>
          <table:table-cell office:value-type="float" office:value="4.506178628144505">
            <text:p>4.506178628144505</text:p>
          </table:table-cell>
          <table:table-cell office:value-type="float" office:value="1.99433930622138">
            <text:p>1.99433930622138</text:p>
          </table:table-cell>
          <table:table-cell office:value-type="float" office:value="6.5803444439743055">
            <text:p>6.5803444439743055</text:p>
          </table:table-cell>
          <table:table-cell office:value-type="float" office:value="1.8290573526483926">
            <text:p>1.8290573526483926</text:p>
          </table:table-cell>
          <table:table-cell office:value-type="float" office:value="101.80040237610709">
            <text:p>101.80040237610709</text:p>
          </table:table-cell>
          <table:table-cell office:value-type="float" office:value="24.253790419210645">
            <text:p>24.253790419210645</text:p>
          </table:table-cell>
          <table:table-cell office:value-type="float" office:value="0.34348223373477704">
            <text:p>0.34348223373477704</text:p>
          </table:table-cell>
          <table:table-cell office:value-type="float" office:value="0.30592527885242043">
            <text:p>0.30592527885242043</text:p>
          </table:table-cell>
          <table:table-cell office:value-type="float" office:value="13.140729716171393">
            <text:p>13.140729716171393</text:p>
          </table:table-cell>
          <table:table-cell office:value-type="float" office:value="100.0">
            <text:p>100.0</text:p>
          </table:table-cell>
          <table:table-cell office:value-type="float" office:value="14.18555133275353">
            <text:p>14.18555133275353</text:p>
          </table:table-cell>
          <table:table-cell office:value-type="float" office:value="39.28989803855194">
            <text:p>39.28989803855194</text:p>
          </table:table-cell>
          <table:table-cell office:value-type="float" office:value="29.855802663646397">
            <text:p>29.855802663646397</text:p>
          </table:table-cell>
          <table:table-cell office:value-type="float" office:value="37.75770471611047">
            <text:p>37.75770471611047</text:p>
          </table:table-cell>
          <table:table-cell office:value-type="float" office:value="0.003141969232213353">
            <text:p>0.003141969232213353</text:p>
          </table:table-cell>
          <table:table-cell office:value-type="float" office:value="1.7406546048383709">
            <text:p>1.7406546048383709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3000">
            <text:p>3000</text:p>
          </table:table-cell>
          <table:table-cell office:value-type="float" office:value="4500">
            <text:p>4500</text:p>
          </table:table-cell>
          <table:table-cell office:value-type="float" office:value="3.8398661613465492">
            <text:p>3.8398661613465492</text:p>
          </table:table-cell>
          <table:table-cell office:value-type="float" office:value="3.358629571932773">
            <text:p>3.358629571932773</text:p>
          </table:table-cell>
          <table:table-cell office:value-type="float" office:value="60.613470077291936">
            <text:p>60.613470077291936</text:p>
          </table:table-cell>
          <table:table-cell office:value-type="float" office:value="17.103437671477348">
            <text:p>17.103437671477348</text:p>
          </table:table-cell>
          <table:table-cell office:value-type="float" office:value="4.514503475318767">
            <text:p>4.514503475318767</text:p>
          </table:table-cell>
          <table:table-cell office:value-type="float" office:value="1.9985308535715025">
            <text:p>1.9985308535715025</text:p>
          </table:table-cell>
          <table:table-cell office:value-type="float" office:value="6.595757673535098">
            <text:p>6.595757673535098</text:p>
          </table:table-cell>
          <table:table-cell office:value-type="float" office:value="1.8105984988833372">
            <text:p>1.8105984988833372</text:p>
          </table:table-cell>
          <table:table-cell office:value-type="float" office:value="101.4266745209624">
            <text:p>101.4266745209624</text:p>
          </table:table-cell>
          <table:table-cell office:value-type="float" office:value="25.040741009357475">
            <text:p>25.040741009357475</text:p>
          </table:table-cell>
          <table:table-cell office:value-type="float" office:value="0.34376117331953004">
            <text:p>0.34376117331953004</text:p>
          </table:table-cell>
          <table:table-cell office:value-type="float" office:value="0.2534738757301869">
            <text:p>0.2534738757301869</text:p>
          </table:table-cell>
          <table:table-cell office:value-type="float" office:value="13.133066895978175">
            <text:p>13.133066895978175</text:p>
          </table:table-cell>
          <table:table-cell office:value-type="float" office:value="100.0">
            <text:p>100.0</text:p>
          </table:table-cell>
          <table:table-cell office:value-type="float" office:value="14.184268282789226">
            <text:p>14.184268282789226</text:p>
          </table:table-cell>
          <table:table-cell office:value-type="float" office:value="37.75971491004128">
            <text:p>37.75971491004128</text:p>
          </table:table-cell>
          <table:table-cell office:value-type="float" office:value="32.42442280040605">
            <text:p>32.42442280040605</text:p>
          </table:table-cell>
          <table:table-cell office:value-type="float" office:value="51.23269128483737">
            <text:p>51.23269128483737</text:p>
          </table:table-cell>
          <table:table-cell office:value-type="float" office:value="0.06598389486908939">
            <text:p>0.06598389486908939</text:p>
          </table:table-cell>
          <table:table-cell office:value-type="float" office:value="1.799418386006092">
            <text:p>1.799418386006092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3500">
            <text:p>3500</text:p>
          </table:table-cell>
          <table:table-cell office:value-type="float" office:value="4500">
            <text:p>4500</text:p>
          </table:table-cell>
          <table:table-cell office:value-type="float" office:value="3.864539325235512">
            <text:p>3.864539325235512</text:p>
          </table:table-cell>
          <table:table-cell office:value-type="float" office:value="3.3606239417860473">
            <text:p>3.3606239417860473</text:p>
          </table:table-cell>
          <table:table-cell office:value-type="float" office:value="61.22959449865181">
            <text:p>61.22959449865181</text:p>
          </table:table-cell>
          <table:table-cell office:value-type="float" office:value="17.31252762150997">
            <text:p>17.31252762150997</text:p>
          </table:table-cell>
          <table:table-cell office:value-type="float" office:value="4.507644107359804">
            <text:p>4.507644107359804</text:p>
          </table:table-cell>
          <table:table-cell office:value-type="float" office:value="2.005971128864729">
            <text:p>2.005971128864729</text:p>
          </table:table-cell>
          <table:table-cell office:value-type="float" office:value="6.605981783545826">
            <text:p>6.605981783545826</text:p>
          </table:table-cell>
          <table:table-cell office:value-type="float" office:value="1.7853483099432774">
            <text:p>1.7853483099432774</text:p>
          </table:table-cell>
          <table:table-cell office:value-type="float" office:value="101.02913961617915">
            <text:p>101.02913961617915</text:p>
          </table:table-cell>
          <table:table-cell office:value-type="float" office:value="25.985021768785202">
            <text:p>25.985021768785202</text:p>
          </table:table-cell>
          <table:table-cell office:value-type="float" office:value="0.34375147183245247">
            <text:p>0.34375147183245247</text:p>
          </table:table-cell>
          <table:table-cell office:value-type="float" office:value="0.21330709996237626">
            <text:p>0.21330709996237626</text:p>
          </table:table-cell>
          <table:table-cell office:value-type="float" office:value="13.13938093562615">
            <text:p>13.13938093562615</text:p>
          </table:table-cell>
          <table:table-cell office:value-type="float" office:value="100.0">
            <text:p>100.0</text:p>
          </table:table-cell>
          <table:table-cell office:value-type="float" office:value="14.185779916616667">
            <text:p>14.185779916616667</text:p>
          </table:table-cell>
          <table:table-cell office:value-type="float" office:value="36.66149423550837">
            <text:p>36.66149423550837</text:p>
          </table:table-cell>
          <table:table-cell office:value-type="float" office:value="34.42271430560693">
            <text:p>34.42271430560693</text:p>
          </table:table-cell>
          <table:table-cell office:value-type="float" office:value="66.54086100730964">
            <text:p>66.54086100730964</text:p>
          </table:table-cell>
          <table:table-cell office:value-type="float" office:value="0.000834802829763362">
            <text:p>0.000834802829763362</text:p>
          </table:table-cell>
          <table:table-cell office:value-type="float" office:value="2.007963769112129">
            <text:p>2.007963769112129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3.787936925887948">
            <text:p>3.787936925887948</text:p>
          </table:table-cell>
          <table:table-cell office:value-type="float" office:value="3.3546606396389684">
            <text:p>3.3546606396389684</text:p>
          </table:table-cell>
          <table:table-cell office:value-type="float" office:value="60.436950325745386">
            <text:p>60.436950325745386</text:p>
          </table:table-cell>
          <table:table-cell office:value-type="float" office:value="17.13025606388318">
            <text:p>17.13025606388318</text:p>
          </table:table-cell>
          <table:table-cell office:value-type="float" office:value="4.534863785617385">
            <text:p>4.534863785617385</text:p>
          </table:table-cell>
          <table:table-cell office:value-type="float" office:value="1.9981395460160019">
            <text:p>1.9981395460160019</text:p>
          </table:table-cell>
          <table:table-cell office:value-type="float" office:value="6.614581637891354">
            <text:p>6.614581637891354</text:p>
          </table:table-cell>
          <table:table-cell office:value-type="float" office:value="1.8048936426872582">
            <text:p>1.8048936426872582</text:p>
          </table:table-cell>
          <table:table-cell office:value-type="float" office:value="101.18791442371156">
            <text:p>101.18791442371156</text:p>
          </table:table-cell>
          <table:table-cell office:value-type="float" office:value="25.512546387335476">
            <text:p>25.512546387335476</text:p>
          </table:table-cell>
          <table:table-cell office:value-type="float" office:value="0.34423238633587927">
            <text:p>0.34423238633587927</text:p>
          </table:table-cell>
          <table:table-cell office:value-type="float" office:value="0.1917536251294053">
            <text:p>0.1917536251294053</text:p>
          </table:table-cell>
          <table:table-cell office:value-type="float" office:value="13.11431655961485">
            <text:p>13.11431655961485</text:p>
          </table:table-cell>
          <table:table-cell office:value-type="float" office:value="100.0">
            <text:p>100.0</text:p>
          </table:table-cell>
          <table:table-cell office:value-type="float" office:value="14.180667212786275">
            <text:p>14.180667212786275</text:p>
          </table:table-cell>
          <table:table-cell office:value-type="float" office:value="35.83639556284527">
            <text:p>35.83639556284527</text:p>
          </table:table-cell>
          <table:table-cell office:value-type="float" office:value="36.016082998713635">
            <text:p>36.016082998713635</text:p>
          </table:table-cell>
          <table:table-cell office:value-type="float" office:value="83.66584569846174">
            <text:p>83.66584569846174</text:p>
          </table:table-cell>
          <table:table-cell office:value-type="float" office:value="0.18459376418455956">
            <text:p>0.18459376418455956</text:p>
          </table:table-cell>
          <table:table-cell office:value-type="float" office:value="1.7671250853886002">
            <text:p>1.7671250853886002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2000">
            <text:p>2000</text:p>
          </table:table-cell>
          <table:table-cell office:value-type="float" office:value="4800">
            <text:p>4800</text:p>
          </table:table-cell>
          <table:table-cell office:value-type="float" office:value="3.3406026959443693">
            <text:p>3.3406026959443693</text:p>
          </table:table-cell>
          <table:table-cell office:value-type="float" office:value="3.2992707958538867">
            <text:p>3.2992707958538867</text:p>
          </table:table-cell>
          <table:table-cell office:value-type="float" office:value="58.77117753030393">
            <text:p>58.77117753030393</text:p>
          </table:table-cell>
          <table:table-cell office:value-type="float" office:value="16.33419795839496">
            <text:p>16.33419795839496</text:p>
          </table:table-cell>
          <table:table-cell office:value-type="float" office:value="4.670364311886383">
            <text:p>4.670364311886383</text:p>
          </table:table-cell>
          <table:table-cell office:value-type="float" office:value="2.0758501836927534">
            <text:p>2.0758501836927534</text:p>
          </table:table-cell>
          <table:table-cell office:value-type="float" office:value="6.807962858458124">
            <text:p>6.807962858458124</text:p>
          </table:table-cell>
          <table:table-cell office:value-type="float" office:value="1.885983261648219">
            <text:p>1.885983261648219</text:p>
          </table:table-cell>
          <table:table-cell office:value-type="float" office:value="107.40306612525447">
            <text:p>107.40306612525447</text:p>
          </table:table-cell>
          <table:table-cell office:value-type="float" office:value="20.971552888387635">
            <text:p>20.971552888387635</text:p>
          </table:table-cell>
          <table:table-cell office:value-type="float" office:value="0.3452920798536206">
            <text:p>0.3452920798536206</text:p>
          </table:table-cell>
          <table:table-cell office:value-type="float" office:value="0.41757248518964185">
            <text:p>0.41757248518964185</text:p>
          </table:table-cell>
          <table:table-cell office:value-type="float" office:value="12.989198296136863">
            <text:p>12.989198296136863</text:p>
          </table:table-cell>
          <table:table-cell office:value-type="float" office:value="100.0">
            <text:p>100.0</text:p>
          </table:table-cell>
          <table:table-cell office:value-type="float" office:value="14.152410338041934">
            <text:p>14.152410338041934</text:p>
          </table:table-cell>
          <table:table-cell office:value-type="float" office:value="42.01405210316142">
            <text:p>42.01405210316142</text:p>
          </table:table-cell>
          <table:table-cell office:value-type="float" office:value="25.834161518571598">
            <text:p>25.834161518571598</text:p>
          </table:table-cell>
          <table:table-cell office:value-type="float" office:value="26.265322991330216">
            <text:p>26.265322991330216</text:p>
          </table:table-cell>
          <table:table-cell office:value-type="float" office:value="0.00046663771114388347">
            <text:p>0.00046663771114388347</text:p>
          </table:table-cell>
          <table:table-cell office:value-type="float" office:value="1.3048793873457254">
            <text:p>1.3048793873457254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2500">
            <text:p>2500</text:p>
          </table:table-cell>
          <table:table-cell office:value-type="float" office:value="4800">
            <text:p>4800</text:p>
          </table:table-cell>
          <table:table-cell office:value-type="float" office:value="3.5949405133690675">
            <text:p>3.5949405133690675</text:p>
          </table:table-cell>
          <table:table-cell office:value-type="float" office:value="3.3289455906711707">
            <text:p>3.3289455906711707</text:p>
          </table:table-cell>
          <table:table-cell office:value-type="float" office:value="63.49073387662162">
            <text:p>63.49073387662162</text:p>
          </table:table-cell>
          <table:table-cell office:value-type="float" office:value="18.25083401355705">
            <text:p>18.25083401355705</text:p>
          </table:table-cell>
          <table:table-cell office:value-type="float" office:value="4.5927354029553005">
            <text:p>4.5927354029553005</text:p>
          </table:table-cell>
          <table:table-cell office:value-type="float" office:value="2.150698950114981">
            <text:p>2.150698950114981</text:p>
          </table:table-cell>
          <table:table-cell office:value-type="float" office:value="6.855337109746591">
            <text:p>6.855337109746591</text:p>
          </table:table-cell>
          <table:table-cell office:value-type="float" office:value="1.6646260881069326">
            <text:p>1.6646260881069326</text:p>
          </table:table-cell>
          <table:table-cell office:value-type="float" office:value="104.10731689391358">
            <text:p>104.10731689391358</text:p>
          </table:table-cell>
          <table:table-cell office:value-type="float" office:value="27.119995693911847">
            <text:p>27.119995693911847</text:p>
          </table:table-cell>
          <table:table-cell office:value-type="float" office:value="0.34463726036048986">
            <text:p>0.34463726036048986</text:p>
          </table:table-cell>
          <table:table-cell office:value-type="float" office:value="0.28897912521474006">
            <text:p>0.28897912521474006</text:p>
          </table:table-cell>
          <table:table-cell office:value-type="float" office:value="13.06094994495544">
            <text:p>13.06094994495544</text:p>
          </table:table-cell>
          <table:table-cell office:value-type="float" office:value="100.0">
            <text:p>100.0</text:p>
          </table:table-cell>
          <table:table-cell office:value-type="float" office:value="14.168497412749337">
            <text:p>14.168497412749337</text:p>
          </table:table-cell>
          <table:table-cell office:value-type="float" office:value="39.67812297846581">
            <text:p>39.67812297846581</text:p>
          </table:table-cell>
          <table:table-cell office:value-type="float" office:value="29.241397757054">
            <text:p>29.241397757054</text:p>
          </table:table-cell>
          <table:table-cell office:value-type="float" office:value="37.79712839587252">
            <text:p>37.79712839587252</text:p>
          </table:table-cell>
          <table:table-cell office:value-type="float" office:value="0.0022062051198213544">
            <text:p>0.0022062051198213544</text:p>
          </table:table-cell>
          <table:table-cell office:value-type="float" office:value="2.3785624500624984">
            <text:p>2.3785624500624984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3000">
            <text:p>3000</text:p>
          </table:table-cell>
          <table:table-cell office:value-type="float" office:value="4800">
            <text:p>4800</text:p>
          </table:table-cell>
          <table:table-cell office:value-type="float" office:value="3.608217589560468">
            <text:p>3.608217589560468</text:p>
          </table:table-cell>
          <table:table-cell office:value-type="float" office:value="3.3308797746963656">
            <text:p>3.3308797746963656</text:p>
          </table:table-cell>
          <table:table-cell office:value-type="float" office:value="64.07634245212034">
            <text:p>64.07634245212034</text:p>
          </table:table-cell>
          <table:table-cell office:value-type="float" office:value="18.518251833921585">
            <text:p>18.518251833921585</text:p>
          </table:table-cell>
          <table:table-cell office:value-type="float" office:value="4.5906352696906225">
            <text:p>4.5906352696906225</text:p>
          </table:table-cell>
          <table:table-cell office:value-type="float" office:value="2.160553818086491">
            <text:p>2.160553818086491</text:p>
          </table:table-cell>
          <table:table-cell office:value-type="float" office:value="6.872210377801652">
            <text:p>6.872210377801652</text:p>
          </table:table-cell>
          <table:table-cell office:value-type="float" office:value="1.6348212849431012">
            <text:p>1.6348212849431012</text:p>
          </table:table-cell>
          <table:table-cell office:value-type="float" office:value="103.55572313536004">
            <text:p>103.55572313536004</text:p>
          </table:table-cell>
          <table:table-cell office:value-type="float" office:value="28.20155281642178">
            <text:p>28.20155281642178</text:p>
          </table:table-cell>
          <table:table-cell office:value-type="float" office:value="0.344750237885622">
            <text:p>0.344750237885622</text:p>
          </table:table-cell>
          <table:table-cell office:value-type="float" office:value="0.23726001101816985">
            <text:p>0.23726001101816985</text:p>
          </table:table-cell>
          <table:table-cell office:value-type="float" office:value="13.062888437049594">
            <text:p>13.062888437049594</text:p>
          </table:table-cell>
          <table:table-cell office:value-type="float" office:value="100.0">
            <text:p>100.0</text:p>
          </table:table-cell>
          <table:table-cell office:value-type="float" office:value="14.169207516425427">
            <text:p>14.169207516425427</text:p>
          </table:table-cell>
          <table:table-cell office:value-type="float" office:value="38.084953385649044">
            <text:p>38.084953385649044</text:p>
          </table:table-cell>
          <table:table-cell office:value-type="float" office:value="31.858130339109803">
            <text:p>31.858130339109803</text:p>
          </table:table-cell>
          <table:table-cell office:value-type="float" office:value="51.28013121202596">
            <text:p>51.28013121202596</text:p>
          </table:table-cell>
          <table:table-cell office:value-type="float" office:value="0.02172956395045145">
            <text:p>0.02172956395045145</text:p>
          </table:table-cell>
          <table:table-cell office:value-type="float" office:value="2.568550752600994">
            <text:p>2.568550752600994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3.599735993893887">
            <text:p>3.599735993893887</text:p>
          </table:table-cell>
          <table:table-cell office:value-type="float" office:value="3.330363517007983">
            <text:p>3.330363517007983</text:p>
          </table:table-cell>
          <table:table-cell office:value-type="float" office:value="64.28325402530953">
            <text:p>64.28325402530953</text:p>
          </table:table-cell>
          <table:table-cell office:value-type="float" office:value="18.62818971194073">
            <text:p>18.62818971194073</text:p>
          </table:table-cell>
          <table:table-cell office:value-type="float" office:value="4.595277990233474">
            <text:p>4.595277990233474</text:p>
          </table:table-cell>
          <table:table-cell office:value-type="float" office:value="2.1641324626523035">
            <text:p>2.1641324626523035</text:p>
          </table:table-cell>
          <table:table-cell office:value-type="float" office:value="6.884591808047846">
            <text:p>6.884591808047846</text:p>
          </table:table-cell>
          <table:table-cell office:value-type="float" office:value="1.6220397584378292">
            <text:p>1.6220397584378292</text:p>
          </table:table-cell>
          <table:table-cell office:value-type="float" office:value="103.26861226332267">
            <text:p>103.26861226332267</text:p>
          </table:table-cell>
          <table:table-cell office:value-type="float" office:value="28.796475004783247">
            <text:p>28.796475004783247</text:p>
          </table:table-cell>
          <table:table-cell office:value-type="float" office:value="0.3449258186038865">
            <text:p>0.3449258186038865</text:p>
          </table:table-cell>
          <table:table-cell office:value-type="float" office:value="0.2025025254485841">
            <text:p>0.2025025254485841</text:p>
          </table:table-cell>
          <table:table-cell office:value-type="float" office:value="13.058602867295065">
            <text:p>13.058602867295065</text:p>
          </table:table-cell>
          <table:table-cell office:value-type="float" office:value="100.0">
            <text:p>100.0</text:p>
          </table:table-cell>
          <table:table-cell office:value-type="float" office:value="14.168533939085023">
            <text:p>14.168533939085023</text:p>
          </table:table-cell>
          <table:table-cell office:value-type="float" office:value="36.942445520720526">
            <text:p>36.942445520720526</text:p>
          </table:table-cell>
          <table:table-cell office:value-type="float" office:value="33.89852196740144">
            <text:p>33.89852196740144</text:p>
          </table:table-cell>
          <table:table-cell office:value-type="float" office:value="66.61094992113563">
            <text:p>66.61094992113563</text:p>
          </table:table-cell>
          <table:table-cell office:value-type="float" office:value="0.049206740008794034">
            <text:p>0.049206740008794034</text:p>
          </table:table-cell>
          <table:table-cell office:value-type="float" office:value="2.6518892760759214">
            <text:p>2.6518892760759214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.578060306608222">
            <text:p>3.578060306608222</text:p>
          </table:table-cell>
          <table:table-cell office:value-type="float" office:value="3.3281583817182048">
            <text:p>3.3281583817182048</text:p>
          </table:table-cell>
          <table:table-cell office:value-type="float" office:value="64.23054283465416">
            <text:p>64.23054283465416</text:p>
          </table:table-cell>
          <table:table-cell office:value-type="float" office:value="18.617593662315873">
            <text:p>18.617593662315873</text:p>
          </table:table-cell>
          <table:table-cell office:value-type="float" office:value="4.603823015799506">
            <text:p>4.603823015799506</text:p>
          </table:table-cell>
          <table:table-cell office:value-type="float" office:value="2.1629414430272966">
            <text:p>2.1629414430272966</text:p>
          </table:table-cell>
          <table:table-cell office:value-type="float" office:value="6.892310657282203">
            <text:p>6.892310657282203</text:p>
          </table:table-cell>
          <table:table-cell office:value-type="float" office:value="1.6220894449363983">
            <text:p>1.6220894449363983</text:p>
          </table:table-cell>
          <table:table-cell office:value-type="float" office:value="103.19083005212002">
            <text:p>103.19083005212002</text:p>
          </table:table-cell>
          <table:table-cell office:value-type="float" office:value="29.01737936379493">
            <text:p>29.01737936379493</text:p>
          </table:table-cell>
          <table:table-cell office:value-type="float" office:value="0.3451250550432969">
            <text:p>0.3451250550432969</text:p>
          </table:table-cell>
          <table:table-cell office:value-type="float" office:value="0.17766152904236662">
            <text:p>0.17766152904236662</text:p>
          </table:table-cell>
          <table:table-cell office:value-type="float" office:value="13.05071341085835">
            <text:p>13.05071341085835</text:p>
          </table:table-cell>
          <table:table-cell office:value-type="float" office:value="100.0">
            <text:p>100.0</text:p>
          </table:table-cell>
          <table:table-cell office:value-type="float" office:value="14.167038422477814">
            <text:p>14.167038422477814</text:p>
          </table:table-cell>
          <table:table-cell office:value-type="float" office:value="36.08145057995489">
            <text:p>36.08145057995489</text:p>
          </table:table-cell>
          <table:table-cell office:value-type="float" office:value="35.534285695580984">
            <text:p>35.534285695580984</text:p>
          </table:table-cell>
          <table:table-cell office:value-type="float" office:value="83.73887533365718">
            <text:p>83.73887533365718</text:p>
          </table:table-cell>
          <table:table-cell office:value-type="float" office:value="0.06919998214611604">
            <text:p>0.06919998214611604</text:p>
          </table:table-cell>
          <table:table-cell office:value-type="float" office:value="2.6546076816542157">
            <text:p>2.6546076816542157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100">
            <text:p>5100</text:p>
          </table:table-cell>
          <table:table-cell office:value-type="float" office:value="2.7019352065419184">
            <text:p>2.7019352065419184</text:p>
          </table:table-cell>
          <table:table-cell office:value-type="float" office:value="3.2244458151361837">
            <text:p>3.2244458151361837</text:p>
          </table:table-cell>
          <table:table-cell office:value-type="float" office:value="55.771442411932185">
            <text:p>55.771442411932185</text:p>
          </table:table-cell>
          <table:table-cell office:value-type="float" office:value="15.120598393039536">
            <text:p>15.120598393039536</text:p>
          </table:table-cell>
          <table:table-cell office:value-type="float" office:value="4.875181440501863">
            <text:p>4.875181440501863</text:p>
          </table:table-cell>
          <table:table-cell office:value-type="float" office:value="2.1249998194532633">
            <text:p>2.1249998194532633</text:p>
          </table:table-cell>
          <table:table-cell office:value-type="float" office:value="7.043655835922308">
            <text:p>7.043655835922308</text:p>
          </table:table-cell>
          <table:table-cell office:value-type="float" office:value="2.0176515764413634">
            <text:p>2.0176515764413634</text:p>
          </table:table-cell>
          <table:table-cell office:value-type="float" office:value="113.57769726599398">
            <text:p>113.57769726599398</text:p>
          </table:table-cell>
          <table:table-cell office:value-type="float" office:value="17.016986288514147">
            <text:p>17.016986288514147</text:p>
          </table:table-cell>
          <table:table-cell office:value-type="float" office:value="0.3477229006870244">
            <text:p>0.3477229006870244</text:p>
          </table:table-cell>
          <table:table-cell office:value-type="float" office:value="0.4823160725053803">
            <text:p>0.4823160725053803</text:p>
          </table:table-cell>
          <table:table-cell office:value-type="float" office:value="12.79897081567242">
            <text:p>12.79897081567242</text:p>
          </table:table-cell>
          <table:table-cell office:value-type="float" office:value="100.0">
            <text:p>100.0</text:p>
          </table:table-cell>
          <table:table-cell office:value-type="float" office:value="14.111460713270155">
            <text:p>14.111460713270155</text:p>
          </table:table-cell>
          <table:table-cell office:value-type="float" office:value="42.429980886921726">
            <text:p>42.429980886921726</text:p>
          </table:table-cell>
          <table:table-cell office:value-type="float" office:value="25.276044050579554">
            <text:p>25.276044050579554</text:p>
          </table:table-cell>
          <table:table-cell office:value-type="float" office:value="26.378956830064382">
            <text:p>26.378956830064382</text:p>
          </table:table-cell>
          <table:table-cell office:value-type="float" office:value="0.12816265392561021">
            <text:p>0.12816265392561021</text:p>
          </table:table-cell>
          <table:table-cell office:value-type="float" office:value="0.883871037568299">
            <text:p>0.883871037568299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2500">
            <text:p>2500</text:p>
          </table:table-cell>
          <table:table-cell office:value-type="float" office:value="5100">
            <text:p>5100</text:p>
          </table:table-cell>
          <table:table-cell office:value-type="float" office:value="3.2166784629179688">
            <text:p>3.2166784629179688</text:p>
          </table:table-cell>
          <table:table-cell office:value-type="float" office:value="3.2848856840292204">
            <text:p>3.2848856840292204</text:p>
          </table:table-cell>
          <table:table-cell office:value-type="float" office:value="64.6073298154435">
            <text:p>64.6073298154435</text:p>
          </table:table-cell>
          <table:table-cell office:value-type="float" office:value="18.728137461801772">
            <text:p>18.728137461801772</text:p>
          </table:table-cell>
          <table:table-cell office:value-type="float" office:value="4.7174305854588665">
            <text:p>4.7174305854588665</text:p>
          </table:table-cell>
          <table:table-cell office:value-type="float" office:value="2.2720023160837806">
            <text:p>2.2720023160837806</text:p>
          </table:table-cell>
          <table:table-cell office:value-type="float" office:value="7.117006438182517">
            <text:p>7.117006438182517</text:p>
          </table:table-cell>
          <table:table-cell office:value-type="float" office:value="1.5968828944145463">
            <text:p>1.5968828944145463</text:p>
          </table:table-cell>
          <table:table-cell office:value-type="float" office:value="107.27272490516872">
            <text:p>107.27272490516872</text:p>
          </table:table-cell>
          <table:table-cell office:value-type="float" office:value="28.04866829010325">
            <text:p>28.04866829010325</text:p>
          </table:table-cell>
          <table:table-cell office:value-type="float" office:value="0.3462965661694272">
            <text:p>0.3462965661694272</text:p>
          </table:table-cell>
          <table:table-cell office:value-type="float" office:value="0.29032978142335164">
            <text:p>0.29032978142335164</text:p>
          </table:table-cell>
          <table:table-cell office:value-type="float" office:value="12.945602621704609">
            <text:p>12.945602621704609</text:p>
          </table:table-cell>
          <table:table-cell office:value-type="float" office:value="100.0">
            <text:p>100.0</text:p>
          </table:table-cell>
          <table:table-cell office:value-type="float" office:value="14.143956107624916">
            <text:p>14.143956107624916</text:p>
          </table:table-cell>
          <table:table-cell office:value-type="float" office:value="40.04753850096358">
            <text:p>40.04753850096358</text:p>
          </table:table-cell>
          <table:table-cell office:value-type="float" office:value="28.670062242514177">
            <text:p>28.670062242514177</text:p>
          </table:table-cell>
          <table:table-cell office:value-type="float" office:value="37.85305017651612">
            <text:p>37.85305017651612</text:p>
          </table:table-cell>
          <table:table-cell office:value-type="float" office:value="0.00038922192257421833">
            <text:p>0.00038922192257421833</text:p>
          </table:table-cell>
          <table:table-cell office:value-type="float" office:value="2.633094491251095">
            <text:p>2.633094491251095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3000">
            <text:p>3000</text:p>
          </table:table-cell>
          <table:table-cell office:value-type="float" office:value="5100">
            <text:p>5100</text:p>
          </table:table-cell>
          <table:table-cell office:value-type="float" office:value="3.1864214837556233">
            <text:p>3.1864214837556233</text:p>
          </table:table-cell>
          <table:table-cell office:value-type="float" office:value="3.2786159262275443">
            <text:p>3.2786159262275443</text:p>
          </table:table-cell>
          <table:table-cell office:value-type="float" office:value="64.68216598015891">
            <text:p>64.68216598015891</text:p>
          </table:table-cell>
          <table:table-cell office:value-type="float" office:value="18.638046942735187">
            <text:p>18.638046942735187</text:p>
          </table:table-cell>
          <table:table-cell office:value-type="float" office:value="4.730092257585992">
            <text:p>4.730092257585992</text:p>
          </table:table-cell>
          <table:table-cell office:value-type="float" office:value="2.266233822815943">
            <text:p>2.266233822815943</text:p>
          </table:table-cell>
          <table:table-cell office:value-type="float" office:value="7.134338566158056">
            <text:p>7.134338566158056</text:p>
          </table:table-cell>
          <table:table-cell office:value-type="float" office:value="1.6037178824327774">
            <text:p>1.6037178824327774</text:p>
          </table:table-cell>
          <table:table-cell office:value-type="float" office:value="107.18828596592674">
            <text:p>107.18828596592674</text:p>
          </table:table-cell>
          <table:table-cell office:value-type="float" office:value="28.684192493589705">
            <text:p>28.684192493589705</text:p>
          </table:table-cell>
          <table:table-cell office:value-type="float" office:value="0.34662678104235306">
            <text:p>0.34662678104235306</text:p>
          </table:table-cell>
          <table:table-cell office:value-type="float" office:value="0.24200736177779097">
            <text:p>0.24200736177779097</text:p>
          </table:table-cell>
          <table:table-cell office:value-type="float" office:value="12.93386261997756">
            <text:p>12.93386261997756</text:p>
          </table:table-cell>
          <table:table-cell office:value-type="float" office:value="100.0">
            <text:p>100.0</text:p>
          </table:table-cell>
          <table:table-cell office:value-type="float" office:value="14.141815423000363">
            <text:p>14.141815423000363</text:p>
          </table:table-cell>
          <table:table-cell office:value-type="float" office:value="38.393339489597736">
            <text:p>38.393339489597736</text:p>
          </table:table-cell>
          <table:table-cell office:value-type="float" office:value="31.33152608118698">
            <text:p>31.33152608118698</text:p>
          </table:table-cell>
          <table:table-cell office:value-type="float" office:value="51.34988841415548">
            <text:p>51.34988841415548</text:p>
          </table:table-cell>
          <table:table-cell office:value-type="float" office:value="0.1582030465001961">
            <text:p>0.1582030465001961</text:p>
          </table:table-cell>
          <table:table-cell office:value-type="float" office:value="2.8350352556582683">
            <text:p>2.8350352556582683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3500">
            <text:p>3500</text:p>
          </table:table-cell>
          <table:table-cell office:value-type="float" office:value="5100">
            <text:p>5100</text:p>
          </table:table-cell>
          <table:table-cell office:value-type="float" office:value="3.2235423848035794">
            <text:p>3.2235423848035794</text:p>
          </table:table-cell>
          <table:table-cell office:value-type="float" office:value="3.2856811866300917">
            <text:p>3.2856811866300917</text:p>
          </table:table-cell>
          <table:table-cell office:value-type="float" office:value="65.43797954917278">
            <text:p>65.43797954917278</text:p>
          </table:table-cell>
          <table:table-cell office:value-type="float" office:value="19.089302510810484">
            <text:p>19.089302510810484</text:p>
          </table:table-cell>
          <table:table-cell office:value-type="float" office:value="4.719537974012355">
            <text:p>4.719537974012355</text:p>
          </table:table-cell>
          <table:table-cell office:value-type="float" office:value="2.285368138952321">
            <text:p>2.285368138952321</text:p>
          </table:table-cell>
          <table:table-cell office:value-type="float" office:value="7.1497521826499195">
            <text:p>7.1497521826499195</text:p>
          </table:table-cell>
          <table:table-cell office:value-type="float" office:value="1.5574015666686913">
            <text:p>1.5574015666686913</text:p>
          </table:table-cell>
          <table:table-cell office:value-type="float" office:value="106.41307916314362">
            <text:p>106.41307916314362</text:p>
          </table:table-cell>
          <table:table-cell office:value-type="float" office:value="29.799030148669658">
            <text:p>29.799030148669658</text:p>
          </table:table-cell>
          <table:table-cell office:value-type="float" office:value="0.3465872675251204">
            <text:p>0.3465872675251204</text:p>
          </table:table-cell>
          <table:table-cell office:value-type="float" office:value="0.2034493564668509">
            <text:p>0.2034493564668509</text:p>
          </table:table-cell>
          <table:table-cell office:value-type="float" office:value="12.943648987236486">
            <text:p>12.943648987236486</text:p>
          </table:table-cell>
          <table:table-cell office:value-type="float" office:value="100.0">
            <text:p>100.0</text:p>
          </table:table-cell>
          <table:table-cell office:value-type="float" office:value="14.144108618017484">
            <text:p>14.144108618017484</text:p>
          </table:table-cell>
          <table:table-cell office:value-type="float" office:value="37.209834133764616">
            <text:p>37.209834133764616</text:p>
          </table:table-cell>
          <table:table-cell office:value-type="float" office:value="33.408027803334576">
            <text:p>33.408027803334576</text:p>
          </table:table-cell>
          <table:table-cell office:value-type="float" office:value="66.6870669671579">
            <text:p>66.6870669671579</text:p>
          </table:table-cell>
          <table:table-cell office:value-type="float" office:value="0.00040065148522576817">
            <text:p>0.00040065148522576817</text:p>
          </table:table-cell>
          <table:table-cell office:value-type="float" office:value="2.977685733364519">
            <text:p>2.977685733364519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4000">
            <text:p>4000</text:p>
          </table:table-cell>
          <table:table-cell office:value-type="float" office:value="5100">
            <text:p>5100</text:p>
          </table:table-cell>
          <table:table-cell office:value-type="float" office:value="3.1598057746879817">
            <text:p>3.1598057746879817</text:p>
          </table:table-cell>
          <table:table-cell office:value-type="float" office:value="3.2783000359223773">
            <text:p>3.2783000359223773</text:p>
          </table:table-cell>
          <table:table-cell office:value-type="float" office:value="64.91026163083689">
            <text:p>64.91026163083689</text:p>
          </table:table-cell>
          <table:table-cell office:value-type="float" office:value="18.859245724701317">
            <text:p>18.859245724701317</text:p>
          </table:table-cell>
          <table:table-cell office:value-type="float" office:value="4.742166757245966">
            <text:p>4.742166757245966</text:p>
          </table:table-cell>
          <table:table-cell office:value-type="float" office:value="2.2740147870655094">
            <text:p>2.2740147870655094</text:p>
          </table:table-cell>
          <table:table-cell office:value-type="float" office:value="7.15626596877161">
            <text:p>7.15626596877161</text:p>
          </table:table-cell>
          <table:table-cell office:value-type="float" office:value="1.5789132940796513">
            <text:p>1.5789132940796513</text:p>
          </table:table-cell>
          <table:table-cell office:value-type="float" office:value="106.62071127675569">
            <text:p>106.62071127675569</text:p>
          </table:table-cell>
          <table:table-cell office:value-type="float" office:value="29.6022202444546">
            <text:p>29.6022202444546</text:p>
          </table:table-cell>
          <table:table-cell office:value-type="float" office:value="0.3469852913317667">
            <text:p>0.3469852913317667</text:p>
          </table:table-cell>
          <table:table-cell office:value-type="float" office:value="0.18087381848233208">
            <text:p>0.18087381848233208</text:p>
          </table:table-cell>
          <table:table-cell office:value-type="float" office:value="12.922662310063856">
            <text:p>12.922662310063856</text:p>
          </table:table-cell>
          <table:table-cell office:value-type="float" office:value="100.0">
            <text:p>100.0</text:p>
          </table:table-cell>
          <table:table-cell office:value-type="float" office:value="14.139875731764342">
            <text:p>14.139875731764342</text:p>
          </table:table-cell>
          <table:table-cell office:value-type="float" office:value="36.31435232538672">
            <text:p>36.31435232538672</text:p>
          </table:table-cell>
          <table:table-cell office:value-type="float" office:value="35.083144005280396">
            <text:p>35.083144005280396</text:p>
          </table:table-cell>
          <table:table-cell office:value-type="float" office:value="83.82814345646533">
            <text:p>83.82814345646533</text:p>
          </table:table-cell>
          <table:table-cell office:value-type="float" office:value="0.006253096492634717">
            <text:p>0.006253096492634717</text:p>
          </table:table-cell>
          <table:table-cell office:value-type="float" office:value="2.8692588571647892">
            <text:p>2.8692588571647892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2000">
            <text:p>2000</text:p>
          </table:table-cell>
          <table:table-cell office:value-type="float" office:value="5400">
            <text:p>5400</text:p>
          </table:table-cell>
          <table:table-cell office:value-type="float" office:value="2.2470084653450613">
            <text:p>2.2470084653450613</text:p>
          </table:table-cell>
          <table:table-cell office:value-type="float" office:value="3.1746927823355855">
            <text:p>3.1746927823355855</text:p>
          </table:table-cell>
          <table:table-cell office:value-type="float" office:value="55.29475119110458">
            <text:p>55.29475119110458</text:p>
          </table:table-cell>
          <table:table-cell office:value-type="float" office:value="15.074723125265608">
            <text:p>15.074723125265608</text:p>
          </table:table-cell>
          <table:table-cell office:value-type="float" office:value="5.018695245125126">
            <text:p>5.018695245125126</text:p>
          </table:table-cell>
          <table:table-cell office:value-type="float" office:value="2.2163081321363793">
            <text:p>2.2163081321363793</text:p>
          </table:table-cell>
          <table:table-cell office:value-type="float" office:value="7.269047793131428">
            <text:p>7.269047793131428</text:p>
          </table:table-cell>
          <table:table-cell office:value-type="float" office:value="2.002948544539804">
            <text:p>2.002948544539804</text:p>
          </table:table-cell>
          <table:table-cell office:value-type="float" office:value="117.66246229564518">
            <text:p>117.66246229564518</text:p>
          </table:table-cell>
          <table:table-cell office:value-type="float" office:value="15.846634511099978">
            <text:p>15.846634511099978</text:p>
          </table:table-cell>
          <table:table-cell office:value-type="float" office:value="0.3493236325799305">
            <text:p>0.3493236325799305</text:p>
          </table:table-cell>
          <table:table-cell office:value-type="float" office:value="0.5071301671532088">
            <text:p>0.5071301671532088</text:p>
          </table:table-cell>
          <table:table-cell office:value-type="float" office:value="12.66488152961091">
            <text:p>12.66488152961091</text:p>
          </table:table-cell>
          <table:table-cell office:value-type="float" office:value="100.0">
            <text:p>100.0</text:p>
          </table:table-cell>
          <table:table-cell office:value-type="float" office:value="14.08265348928955">
            <text:p>14.08265348928955</text:p>
          </table:table-cell>
          <table:table-cell office:value-type="float" office:value="42.82773139964365">
            <text:p>42.82773139964365</text:p>
          </table:table-cell>
          <table:table-cell office:value-type="float" office:value="24.755114499920655">
            <text:p>24.755114499920655</text:p>
          </table:table-cell>
          <table:table-cell office:value-type="float" office:value="26.452725687367412">
            <text:p>26.452725687367412</text:p>
          </table:table-cell>
          <table:table-cell office:value-type="float" office:value="0.09218610885206503">
            <text:p>0.09218610885206503</text:p>
          </table:table-cell>
          <table:table-cell office:value-type="float" office:value="0.6737813177419563">
            <text:p>0.6737813177419563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2500">
            <text:p>2500</text:p>
          </table:table-cell>
          <table:table-cell office:value-type="float" office:value="5400">
            <text:p>5400</text:p>
          </table:table-cell>
          <table:table-cell office:value-type="float" office:value="3.045375943186116">
            <text:p>3.045375943186116</text:p>
          </table:table-cell>
          <table:table-cell office:value-type="float" office:value="3.2641079318237494">
            <text:p>3.2641079318237494</text:p>
          </table:table-cell>
          <table:table-cell office:value-type="float" office:value="67.74873465299589">
            <text:p>67.74873465299589</text:p>
          </table:table-cell>
          <table:table-cell office:value-type="float" office:value="20.077152274117704">
            <text:p>20.077152274117704</text:p>
          </table:table-cell>
          <table:table-cell office:value-type="float" office:value="4.772183664240032">
            <text:p>4.772183664240032</text:p>
          </table:table-cell>
          <table:table-cell office:value-type="float" office:value="2.4341523429354748">
            <text:p>2.4341523429354748</text:p>
          </table:table-cell>
          <table:table-cell office:value-type="float" office:value="7.38097158075227">
            <text:p>7.38097158075227</text:p>
          </table:table-cell>
          <table:table-cell office:value-type="float" office:value="1.4514902782356098">
            <text:p>1.4514902782356098</text:p>
          </table:table-cell>
          <table:table-cell office:value-type="float" office:value="109.00470075243808">
            <text:p>109.00470075243808</text:p>
          </table:table-cell>
          <table:table-cell office:value-type="float" office:value="30.81799539823453">
            <text:p>30.81799539823453</text:p>
          </table:table-cell>
          <table:table-cell office:value-type="float" office:value="0.3469273301780193">
            <text:p>0.3469273301780193</text:p>
          </table:table-cell>
          <table:table-cell office:value-type="float" office:value="0.27604091285745247">
            <text:p>0.27604091285745247</text:p>
          </table:table-cell>
          <table:table-cell office:value-type="float" office:value="12.89479855342546">
            <text:p>12.89479855342546</text:p>
          </table:table-cell>
          <table:table-cell office:value-type="float" office:value="100.0">
            <text:p>100.0</text:p>
          </table:table-cell>
          <table:table-cell office:value-type="float" office:value="14.132985144649243">
            <text:p>14.132985144649243</text:p>
          </table:table-cell>
          <table:table-cell office:value-type="float" office:value="40.42019517282671">
            <text:p>40.42019517282671</text:p>
          </table:table-cell>
          <table:table-cell office:value-type="float" office:value="28.106527020022874">
            <text:p>28.106527020022874</text:p>
          </table:table-cell>
          <table:table-cell office:value-type="float" office:value="37.89307985822319">
            <text:p>37.89307985822319</text:p>
          </table:table-cell>
          <table:table-cell office:value-type="float" office:value="0.04550270700669997">
            <text:p>0.04550270700669997</text:p>
          </table:table-cell>
          <table:table-cell office:value-type="float" office:value="3.530259853477802">
            <text:p>3.530259853477802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3000">
            <text:p>3000</text:p>
          </table:table-cell>
          <table:table-cell office:value-type="float" office:value="5400">
            <text:p>5400</text:p>
          </table:table-cell>
          <table:table-cell office:value-type="float" office:value="2.9260233044610118">
            <text:p>2.9260233044610118</text:p>
          </table:table-cell>
          <table:table-cell office:value-type="float" office:value="3.251335198753752">
            <text:p>3.251335198753752</text:p>
          </table:table-cell>
          <table:table-cell office:value-type="float" office:value="66.81621000170696">
            <text:p>66.81621000170696</text:p>
          </table:table-cell>
          <table:table-cell office:value-type="float" office:value="19.70019201220033">
            <text:p>19.70019201220033</text:p>
          </table:table-cell>
          <table:table-cell office:value-type="float" office:value="4.814454668790031">
            <text:p>4.814454668790031</text:p>
          </table:table-cell>
          <table:table-cell office:value-type="float" office:value="2.4132234430665074">
            <text:p>2.4132234430665074</text:p>
          </table:table-cell>
          <table:table-cell office:value-type="float" office:value="7.391912258725074">
            <text:p>7.391912258725074</text:p>
          </table:table-cell>
          <table:table-cell office:value-type="float" office:value="1.4844277373673673">
            <text:p>1.4844277373673673</text:p>
          </table:table-cell>
          <table:table-cell office:value-type="float" office:value="109.30348573855963">
            <text:p>109.30348573855963</text:p>
          </table:table-cell>
          <table:table-cell office:value-type="float" office:value="30.547516076364616">
            <text:p>30.547516076364616</text:p>
          </table:table-cell>
          <table:table-cell office:value-type="float" office:value="0.3476673553067704">
            <text:p>0.3476673553067704</text:p>
          </table:table-cell>
          <table:table-cell office:value-type="float" office:value="0.23621028244902906">
            <text:p>0.23621028244902906</text:p>
          </table:table-cell>
          <table:table-cell office:value-type="float" office:value="12.85551110357818">
            <text:p>12.85551110357818</text:p>
          </table:table-cell>
          <table:table-cell office:value-type="float" office:value="100.0">
            <text:p>100.0</text:p>
          </table:table-cell>
          <table:table-cell office:value-type="float" office:value="14.125055790311427">
            <text:p>14.125055790311427</text:p>
          </table:table-cell>
          <table:table-cell office:value-type="float" office:value="38.69636736320598">
            <text:p>38.69636736320598</text:p>
          </table:table-cell>
          <table:table-cell office:value-type="float" office:value="30.823674629130753">
            <text:p>30.823674629130753</text:p>
          </table:table-cell>
          <table:table-cell office:value-type="float" office:value="51.405577782252735">
            <text:p>51.405577782252735</text:p>
          </table:table-cell>
          <table:table-cell office:value-type="float" office:value="0.0010518885269280222">
            <text:p>0.0010518885269280222</text:p>
          </table:table-cell>
          <table:table-cell office:value-type="float" office:value="3.2987429612391024">
            <text:p>3.2987429612391024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3500">
            <text:p>3500</text:p>
          </table:table-cell>
          <table:table-cell office:value-type="float" office:value="5400">
            <text:p>5400</text:p>
          </table:table-cell>
          <table:table-cell office:value-type="float" office:value="2.9525015689427505">
            <text:p>2.9525015689427505</text:p>
          </table:table-cell>
          <table:table-cell office:value-type="float" office:value="3.254380668882304">
            <text:p>3.254380668882304</text:p>
          </table:table-cell>
          <table:table-cell office:value-type="float" office:value="67.42651595734048">
            <text:p>67.42651595734048</text:p>
          </table:table-cell>
          <table:table-cell office:value-type="float" office:value="19.97540271065147">
            <text:p>19.97540271065147</text:p>
          </table:table-cell>
          <table:table-cell office:value-type="float" office:value="4.807565123351231">
            <text:p>4.807565123351231</text:p>
          </table:table-cell>
          <table:table-cell office:value-type="float" office:value="2.425569236696653">
            <text:p>2.425569236696653</text:p>
          </table:table-cell>
          <table:table-cell office:value-type="float" office:value="7.410018404450808">
            <text:p>7.410018404450808</text:p>
          </table:table-cell>
          <table:table-cell office:value-type="float" office:value="1.4573146262797574">
            <text:p>1.4573146262797574</text:p>
          </table:table-cell>
          <table:table-cell office:value-type="float" office:value="108.76088124626024">
            <text:p>108.76088124626024</text:p>
          </table:table-cell>
          <table:table-cell office:value-type="float" office:value="31.534159437897017">
            <text:p>31.534159437897017</text:p>
          </table:table-cell>
          <table:table-cell office:value-type="float" office:value="0.3476832761458164">
            <text:p>0.3476832761458164</text:p>
          </table:table-cell>
          <table:table-cell office:value-type="float" office:value="0.19965223252920875">
            <text:p>0.19965223252920875</text:p>
          </table:table-cell>
          <table:table-cell office:value-type="float" office:value="12.861918255065916">
            <text:p>12.861918255065916</text:p>
          </table:table-cell>
          <table:table-cell office:value-type="float" office:value="100.0">
            <text:p>100.0</text:p>
          </table:table-cell>
          <table:table-cell office:value-type="float" office:value="14.126643995292035">
            <text:p>14.126643995292035</text:p>
          </table:table-cell>
          <table:table-cell office:value-type="float" office:value="37.472287466673095">
            <text:p>37.472287466673095</text:p>
          </table:table-cell>
          <table:table-cell office:value-type="float" office:value="32.934401003874754">
            <text:p>32.934401003874754</text:p>
          </table:table-cell>
          <table:table-cell office:value-type="float" office:value="66.75437632672089">
            <text:p>66.75437632672089</text:p>
          </table:table-cell>
          <table:table-cell office:value-type="float" office:value="0.0014323960651936398">
            <text:p>0.0014323960651936398</text:p>
          </table:table-cell>
          <table:table-cell office:value-type="float" office:value="3.548717991693822">
            <text:p>3.548717991693822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4000">
            <text:p>4000</text:p>
          </table:table-cell>
          <table:table-cell office:value-type="float" office:value="5400">
            <text:p>5400</text:p>
          </table:table-cell>
          <table:table-cell office:value-type="float" office:value="2.888367947191284">
            <text:p>2.888367947191284</text:p>
          </table:table-cell>
          <table:table-cell office:value-type="float" office:value="3.2470079309860584">
            <text:p>3.2470079309860584</text:p>
          </table:table-cell>
          <table:table-cell office:value-type="float" office:value="66.92452454008196">
            <text:p>66.92452454008196</text:p>
          </table:table-cell>
          <table:table-cell office:value-type="float" office:value="19.74882339587639">
            <text:p>19.74882339587639</text:p>
          </table:table-cell>
          <table:table-cell office:value-type="float" office:value="4.830216976694771">
            <text:p>4.830216976694771</text:p>
          </table:table-cell>
          <table:table-cell office:value-type="float" office:value="2.4131707568317013">
            <text:p>2.4131707568317013</text:p>
          </table:table-cell>
          <table:table-cell office:value-type="float" office:value="7.415334759386148">
            <text:p>7.415334759386148</text:p>
          </table:table-cell>
          <table:table-cell office:value-type="float" office:value="1.477245212357182">
            <text:p>1.477245212357182</text:p>
          </table:table-cell>
          <table:table-cell office:value-type="float" office:value="108.95610889708794">
            <text:p>108.95610889708794</text:p>
          </table:table-cell>
          <table:table-cell office:value-type="float" office:value="31.37756870775121">
            <text:p>31.37756870775121</text:p>
          </table:table-cell>
          <table:table-cell office:value-type="float" office:value="0.3480753009690898">
            <text:p>0.3480753009690898</text:p>
          </table:table-cell>
          <table:table-cell office:value-type="float" office:value="0.17719774367439856">
            <text:p>0.17719774367439856</text:p>
          </table:table-cell>
          <table:table-cell office:value-type="float" office:value="12.840846753161543">
            <text:p>12.840846753161543</text:p>
          </table:table-cell>
          <table:table-cell office:value-type="float" office:value="100.0">
            <text:p>100.0</text:p>
          </table:table-cell>
          <table:table-cell office:value-type="float" office:value="14.122394516962702">
            <text:p>14.122394516962702</text:p>
          </table:table-cell>
          <table:table-cell office:value-type="float" office:value="36.54294243475243">
            <text:p>36.54294243475243</text:p>
          </table:table-cell>
          <table:table-cell office:value-type="float" office:value="34.64665840926157">
            <text:p>34.64665840926157</text:p>
          </table:table-cell>
          <table:table-cell office:value-type="float" office:value="83.90583901593234">
            <text:p>83.90583901593234</text:p>
          </table:table-cell>
          <table:table-cell office:value-type="float" office:value="0.0006978828505223067">
            <text:p>0.0006978828505223067</text:p>
          </table:table-cell>
          <table:table-cell office:value-type="float" office:value="3.437452785871631">
            <text:p>3.4374527858716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